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36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22.08mm"/>
    </style:style>
    <style:style style:name="co6" style:family="table-column">
      <style:table-column-properties fo:break-before="auto" style:column-width="22.91mm"/>
    </style:style>
    <style:style style:name="co7" style:family="table-column">
      <style:table-column-properties fo:break-before="auto" style:column-width="28.22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23.2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7.25mm"/>
    </style:style>
    <style:style style:name="co14" style:family="table-column">
      <style:table-column-properties fo:break-before="auto" style:column-width="36.62mm"/>
    </style:style>
    <style:style style:name="co15" style:family="table-column">
      <style:table-column-properties fo:break-before="auto" style:column-width="36.3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1mm" fo:break-before="auto" style:use-optimal-row-height="true"/>
    </style:style>
    <style:style style:name="ta1" style:family="table" style:master-page-name="PageStyle_5f_Zadania">
      <style:table-properties table:display="true" style:writing-mode="lr-tb"/>
    </style:style>
    <style:style style:name="ta2" style:family="table" style:master-page-name="PageStyle_5f_Lista">
      <style:table-properties table:display="true" style:writing-mode="lr-tb"/>
    </style:style>
    <style:style style:name="ta3" style:family="table" style:master-page-name="PageStyle_5f_Wyniki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fo:padding="0.71mm"/>
    </style:style>
    <style:style style:name="ce6" style:family="table-cell" style:parent-style-name="Default" style:data-style-name="N3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" style:family="table-cell" style:parent-style-name="Default" style:data-style-name="N116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9" style:family="table-cell" style:parent-style-name="Default" style:data-style-name="N11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7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18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 style:data-style-name="N116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20" style:family="table-cell" style:parent-style-name="Default" style:data-style-name="N11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17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 style:data-style-name="N117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Zadani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1) Ile zarabiają pracownicy zatrudnieni w oddziale "Niemcy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2) Jaka jest średnia stawka godzinowa pracowników zatrudnionych w departamencie "Rajdy Wodne"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3) Który z pracowników zatrudnionych w oddziale "Australia" i departamencie "Rajdy Dorosłych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4) Który z pracowników zatrudnionych w latach 1988-1990 pracujący w departamencie "Rajdy Decinne" zarabia najwięcej? Ile dokładnie?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5) W arkuszu "Wyniki" w komórce B5 wstaw formułę, która policzy ilu pracowników zarabia powyżej 300 zł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) W kolumnie "L" w arkuszu "Lista" wstaw funkcję wyliczającą, ile dni od momentu zatrudnienia pracuje każda z osób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a) W kolumnie "M" wstaw funkcję, która przyznaje pracownikowi 30% premii, jeżeli pracuje dłużej niż 8000 dni i 40% jeżeli pracuje dłużej niż 9500 dni.</text:p>
          </table:table-cell>
          <table:table-cell table:style-name="ce3" table:number-columns-repeated="1023"/>
        </table:table-row>
        <table:table-row table:style-name="ro1">
          <table:table-cell table:style-name="ce1" office:value-type="string" calcext:value-type="string">
            <text:p>6b) W komórce "B6" arkusza "Wyniki" wstaw funkcję, która podaje ilu pracowników dostało premię.</text:p>
          </table:table-cell>
          <table:table-cell table:style-name="ce3"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" table:style-name="ta2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number-columns-repeated="2" table:default-cell-style-name="Default"/>
        <table:table-column table:style-name="co12" table:default-cell-style-name="ce2"/>
        <table:table-column table:style-name="co2" table:number-columns-repeated="1011" table:default-cell-style-name="Default"/>
        <table:table-row table:style-name="ro3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2]&lt;9500;[.I2]*0.3;IF([.L2]&gt;9500;[.I2]*0.4;0));2)" office:value-type="float" office:value="133.13" calcext:value-type="float">
            <text:p>133,13 <text:s text:c="4"/></text:p>
          </table:table-cell>
          <table:table-cell table:formula="of:=DAYS([.$C$97];[.F2])" office:value-type="float" office:value="11831" calcext:value-type="float">
            <text:p>11831</text:p>
          </table:table-cell>
          <table:table-cell table:style-name="ce16"/>
          <table:table-cell table:style-name="ce4" office:value-type="string" calcext:value-type="string">
            <text:p>ODDZIAŁ</text:p>
          </table:table-cell>
          <table:table-cell table:number-columns-repeated="10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Willi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7-05" calcext:value-type="date">
            <text:p>5 VI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3]*[.H3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3]&lt;9500;[.I3]*0.3;IF([.L3]&gt;9500;[.I3]*0.4;0));1)" office:value-type="float" office:value="141.6" calcext:value-type="float">
            <text:p>141,60 <text:s text:c="4"/></text:p>
          </table:table-cell>
          <table:table-cell table:formula="of:=DAYS([.$C$97];[.F3])" office:value-type="float" office:value="12368" calcext:value-type="float">
            <text:p>12368</text:p>
          </table:table-cell>
          <table:table-cell table:style-name="ce16"/>
          <table:table-cell office:value-type="string" calcext:value-type="string">
            <text:p>Niemcy</text:p>
          </table:table-cell>
          <table:table-cell table:number-columns-repeated="101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7-26" calcext:value-type="date">
            <text:p>26 VII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4]*[.H4]" office:value-type="float" office:value="703.5" calcext:value-type="float">
            <text:p>703,50 zł</text:p>
          </table:table-cell>
          <table:table-cell table:style-name="ce11"/>
          <table:table-cell table:style-name="ce12" table:formula="of:=ROUND(IF(8000&lt;[.L4]&lt;9500;[.I4]*0.3;IF([.L4]&gt;9500;[.I4]*0.4;0));1)" office:value-type="float" office:value="211.1" calcext:value-type="float">
            <text:p>211,10 <text:s text:c="4"/></text:p>
          </table:table-cell>
          <table:table-cell table:formula="of:=DAYS([.$C$97];[.F4])" office:value-type="float" office:value="10521" calcext:value-type="float">
            <text:p>10521</text:p>
          </table:table-cell>
          <table:table-cell table:style-name="ce16"/>
          <table:table-cell table:number-columns-repeated="10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eri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5]*[.H5]" office:value-type="float" office:value="350" calcext:value-type="float">
            <text:p>350,00 zł</text:p>
          </table:table-cell>
          <table:table-cell table:style-name="ce11"/>
          <table:table-cell table:style-name="ce12" table:formula="of:=ROUND(IF(8000&lt;[.L5]&lt;9500;[.I5]*0.3;IF([.L5]&gt;9500;[.I5]*0.4;0));1)" office:value-type="float" office:value="105" calcext:value-type="float">
            <text:p>105,00 <text:s text:c="4"/></text:p>
          </table:table-cell>
          <table:table-cell table:formula="of:=DAYS([.$C$97];[.F5])" office:value-type="float" office:value="11300" calcext:value-type="float">
            <text:p>11300</text:p>
          </table:table-cell>
          <table:table-cell table:style-name="ce19"/>
          <table:table-cell table:style-name="ce4" office:value-type="string" calcext:value-type="string">
            <text:p>DEPART</text:p>
          </table:table-cell>
          <table:table-cell table:number-columns-repeated="1010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Culbe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7-12" calcext:value-type="date">
            <text:p>12 VI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6]*[.H6]" office:value-type="float" office:value="504" calcext:value-type="float">
            <text:p>504,00 zł</text:p>
          </table:table-cell>
          <table:table-cell table:style-name="ce11"/>
          <table:table-cell table:style-name="ce12" table:formula="of:=ROUND(IF(8000&lt;[.L6]&lt;9500;[.I6]*0.3;IF([.L6]&gt;9500;[.I6]*0.4;0));1)" office:value-type="float" office:value="151.2" calcext:value-type="float">
            <text:p>151,20 <text:s text:c="4"/></text:p>
          </table:table-cell>
          <table:table-cell table:formula="of:=DAYS([.$C$97];[.F6])" office:value-type="float" office:value="13092" calcext:value-type="float">
            <text:p>13092</text:p>
          </table:table-cell>
          <table:table-cell table:style-name="ce20"/>
          <table:table-cell office:value-type="string" calcext:value-type="string">
            <text:p>Rajdy Wodne</text:p>
          </table:table-cell>
          <table:table-cell table:number-columns-repeated="101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Kirsten</text:p>
          </table:table-cell>
          <table:table-cell table:style-name="ce3" office:value-type="string" calcext:value-type="string">
            <text:p>DeVinne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06-05" calcext:value-type="date">
            <text:p>5 VI 87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]*[.H7]" office:value-type="float" office:value="840" calcext:value-type="float">
            <text:p>840,00 zł</text:p>
          </table:table-cell>
          <table:table-cell table:style-name="ce11"/>
          <table:table-cell table:style-name="ce12" table:formula="of:=ROUND(IF(8000&lt;[.L7]&lt;9500;[.I7]*0.3;IF([.L7]&gt;9500;[.I7]*0.4;0));1)" office:value-type="float" office:value="252" calcext:value-type="float">
            <text:p>252,00 <text:s text:c="4"/></text:p>
          </table:table-cell>
          <table:table-cell table:formula="of:=DAYS([.$C$97];[.F7])" office:value-type="float" office:value="11668" calcext:value-type="float">
            <text:p>11668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2-26" calcext:value-type="date">
            <text:p>26 I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8]*[.H8]" office:value-type="float" office:value="423.5" calcext:value-type="float">
            <text:p>423,50 zł</text:p>
          </table:table-cell>
          <table:table-cell table:style-name="ce11"/>
          <table:table-cell table:style-name="ce12" table:formula="of:=ROUND(IF(8000&lt;[.L8]&lt;9500;[.I8]*0.3;IF([.L8]&gt;9500;[.I8]*0.4;0));1)" office:value-type="float" office:value="127.1" calcext:value-type="float">
            <text:p>127,10 <text:s text:c="4"/></text:p>
          </table:table-cell>
          <table:table-cell table:formula="of:=DAYS([.$C$97];[.F8])" office:value-type="float" office:value="11036" calcext:value-type="float">
            <text:p>11036</text:p>
          </table:table-cell>
          <table:table-cell table:style-name="ce20"/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number-columns-repeated="100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9]*[.H9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9]&lt;9500;[.I9]*0.3;IF([.L9]&gt;9500;[.I9]*0.4;0));1)" office:value-type="float" office:value="258" calcext:value-type="float">
            <text:p>258,00 <text:s text:c="4"/></text:p>
          </table:table-cell>
          <table:table-cell table:formula="of:=DAYS([.$C$97];[.F9])" office:value-type="float" office:value="13180" calcext:value-type="float">
            <text:p>13180</text:p>
          </table:table-cell>
          <table:table-cell table:style-name="ce20"/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table:number-columns-repeated="100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Cheryl</text:p>
          </table:table-cell>
          <table:table-cell table:style-name="ce3" office:value-type="string" calcext:value-type="string">
            <text:p>Hala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2-01" calcext:value-type="date">
            <text:p>1 II 90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0]*[.H10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10]&lt;9500;[.I10]*0.3;IF([.L10]&gt;9500;[.I10]*0.4;0));1)" office:value-type="float" office:value="141.6" calcext:value-type="float">
            <text:p>141,60 <text:s text:c="4"/></text:p>
          </table:table-cell>
          <table:table-cell table:formula="of:=DAYS([.$C$97];[.F10])" office:value-type="float" office:value="10696" calcext:value-type="float">
            <text:p>1069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1]*[.H11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11]&lt;9500;[.I11]*0.3;IF([.L11]&gt;9500;[.I11]*0.4;0));1)" office:value-type="float" office:value="258" calcext:value-type="float">
            <text:p>258,00 <text:s text:c="4"/></text:p>
          </table:table-cell>
          <table:table-cell table:formula="of:=DAYS([.$C$97];[.F11])" office:value-type="float" office:value="10364" calcext:value-type="float">
            <text:p>10364</text:p>
          </table:table-cell>
          <table:table-cell table:style-name="ce20"/>
          <table:table-cell table:style-name="ce4" office:value-type="string" calcext:value-type="string">
            <text:p>DATA ZATR.</text:p>
          </table:table-cell>
          <table:table-cell table:style-name="ce4" office:value-type="string" calcext:value-type="string">
            <text:p>DEPART</text:p>
          </table:table-cell>
          <table:table-cell table:number-columns-repeated="100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Shi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08" calcext:value-type="date">
            <text:p>8 V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2]*[.H12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12]&lt;9500;[.I12]*0.3;IF([.L12]&gt;9500;[.I12]*0.4;0));1)" office:value-type="float" office:value="141.6" calcext:value-type="float">
            <text:p>141,60 <text:s text:c="4"/></text:p>
          </table:table-cell>
          <table:table-cell table:formula="of:=DAYS([.$C$97];[.F12])" office:value-type="float" office:value="12699" calcext:value-type="float">
            <text:p>12699</text:p>
          </table:table-cell>
          <table:table-cell table:style-name="ce20"/>
          <table:table-cell office:value-type="string" calcext:value-type="string">
            <text:p>1988-1990</text:p>
          </table:table-cell>
          <table:table-cell office:value-type="string" calcext:value-type="string">
            <text:p>Rajdy Dziecinne</text:p>
          </table:table-cell>
          <table:table-cell table:number-columns-repeated="100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eth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0-04-05" calcext:value-type="date">
            <text:p>5 IV 90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13]*[.H13]" office:value-type="float" office:value="176" calcext:value-type="float">
            <text:p>176,00 zł</text:p>
          </table:table-cell>
          <table:table-cell table:style-name="ce11"/>
          <table:table-cell table:style-name="ce12" table:formula="of:=ROUND(IF(8000&lt;[.L13]&lt;9500;[.I13]*0.3;IF([.L13]&gt;9500;[.I13]*0.4;0));1)" office:value-type="float" office:value="52.8" calcext:value-type="float">
            <text:p>52,80 <text:s text:c="4"/></text:p>
          </table:table-cell>
          <table:table-cell table:formula="of:=DAYS([.$C$97];[.F13])" office:value-type="float" office:value="10633" calcext:value-type="float">
            <text:p>10633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14]&lt;9500;[.I14]*0.3;IF([.L14]&gt;9500;[.I14]*0.4;0));1)" office:value-type="float" office:value="133.1" calcext:value-type="float">
            <text:p>133,10 <text:s text:c="4"/></text:p>
          </table:table-cell>
          <table:table-cell table:formula="of:=DAYS([.$C$97];[.F14])" office:value-type="float" office:value="12529" calcext:value-type="float">
            <text:p>12529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um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05-12" calcext:value-type="date">
            <text:p>12 V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15]*[.H15]" office:value-type="float" office:value="288.8" calcext:value-type="float">
            <text:p>288,80 zł</text:p>
          </table:table-cell>
          <table:table-cell table:style-name="ce11"/>
          <table:table-cell table:style-name="ce12" table:formula="of:=ROUND(IF(8000&lt;[.L15]&lt;9500;[.I15]*0.3;IF([.L15]&gt;9500;[.I15]*0.4;0));1)" office:value-type="float" office:value="86.6" calcext:value-type="float">
            <text:p>86,60 <text:s text:c="4"/></text:p>
          </table:table-cell>
          <table:table-cell table:formula="of:=DAYS([.$C$97];[.F15])" office:value-type="float" office:value="11326" calcext:value-type="float">
            <text:p>1132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6-10" calcext:value-type="date">
            <text:p>10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16]*[.H16]" office:value-type="float" office:value="504" calcext:value-type="float">
            <text:p>504,00 zł</text:p>
          </table:table-cell>
          <table:table-cell table:style-name="ce11"/>
          <table:table-cell table:style-name="ce12" table:formula="of:=ROUND(IF(8000&lt;[.L16]&lt;9500;[.I16]*0.3;IF([.L16]&gt;9500;[.I16]*0.4;0));1)" office:value-type="float" office:value="151.2" calcext:value-type="float">
            <text:p>151,20 <text:s text:c="4"/></text:p>
          </table:table-cell>
          <table:table-cell table:formula="of:=DAYS([.$C$97];[.F16])" office:value-type="float" office:value="11663" calcext:value-type="float">
            <text:p>11663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1" calcext:value-type="date">
            <text:p>11 X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17]*[.H17]" office:value-type="float" office:value="472.15" calcext:value-type="float">
            <text:p>472,15 zł</text:p>
          </table:table-cell>
          <table:table-cell table:style-name="ce11"/>
          <table:table-cell table:style-name="ce12" table:formula="of:=ROUND(IF(8000&lt;[.L17]&lt;9500;[.I17]*0.3;IF([.L17]&gt;9500;[.I17]*0.4;0));1)" office:value-type="float" office:value="141.6" calcext:value-type="float">
            <text:p>141,60 <text:s text:c="4"/></text:p>
          </table:table-cell>
          <table:table-cell table:formula="of:=DAYS([.$C$97];[.F17])" office:value-type="float" office:value="11905" calcext:value-type="float">
            <text:p>11905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orski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5-05-07" calcext:value-type="date">
            <text:p>7 V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8]*[.H18]" office:value-type="float" office:value="880" calcext:value-type="float">
            <text:p>880,00 zł</text:p>
          </table:table-cell>
          <table:table-cell table:style-name="ce11"/>
          <table:table-cell table:style-name="ce12" table:formula="of:=ROUND(IF(8000&lt;[.L18]&lt;9500;[.I18]*0.3;IF([.L18]&gt;9500;[.I18]*0.4;0));1)" office:value-type="float" office:value="264" calcext:value-type="float">
            <text:p>264,00 <text:s text:c="4"/></text:p>
          </table:table-cell>
          <table:table-cell table:formula="of:=DAYS([.$C$97];[.F18])" office:value-type="float" office:value="12427" calcext:value-type="float">
            <text:p>1242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Hoff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7-12-19" calcext:value-type="date">
            <text:p>19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19]*[.H19]" office:value-type="float" office:value="880" calcext:value-type="float">
            <text:p>880,00 zł</text:p>
          </table:table-cell>
          <table:table-cell table:style-name="ce11"/>
          <table:table-cell table:style-name="ce12" table:formula="of:=ROUND(IF(8000&lt;[.L19]&lt;9500;[.I19]*0.3;IF([.L19]&gt;9500;[.I19]*0.4;0));1)" office:value-type="float" office:value="264" calcext:value-type="float">
            <text:p>264,00 <text:s text:c="4"/></text:p>
          </table:table-cell>
          <table:table-cell table:formula="of:=DAYS([.$C$97];[.F19])" office:value-type="float" office:value="11471" calcext:value-type="float">
            <text:p>11471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Kram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6-23" calcext:value-type="date">
            <text:p>23 V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0]*[.H20]" office:value-type="float" office:value="600" calcext:value-type="float">
            <text:p>600,00 zł</text:p>
          </table:table-cell>
          <table:table-cell table:style-name="ce11"/>
          <table:table-cell table:style-name="ce12" table:formula="of:=ROUND(IF(8000&lt;[.L20]&lt;9500;[.I20]*0.3;IF([.L20]&gt;9500;[.I20]*0.4;0));1)" office:value-type="float" office:value="180" calcext:value-type="float">
            <text:p>180,00 <text:s text:c="4"/></text:p>
          </table:table-cell>
          <table:table-cell table:formula="of:=DAYS([.$C$97];[.F20])" office:value-type="float" office:value="11650" calcext:value-type="float">
            <text:p>11650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1]*[.H21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21]&lt;9500;[.I21]*0.3;IF([.L21]&gt;9500;[.I21]*0.4;0));1)" office:value-type="float" office:value="133.1" calcext:value-type="float">
            <text:p>133,10 <text:s text:c="4"/></text:p>
          </table:table-cell>
          <table:table-cell table:formula="of:=DAYS([.$C$97];[.F21])" office:value-type="float" office:value="11987" calcext:value-type="float">
            <text:p>1198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2-17" calcext:value-type="date">
            <text:p>17 II 84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22]*[.H22]" office:value-type="float" office:value="213" calcext:value-type="float">
            <text:p>213,00 zł</text:p>
          </table:table-cell>
          <table:table-cell table:style-name="ce11"/>
          <table:table-cell table:style-name="ce12" table:formula="of:=ROUND(IF(8000&lt;[.L22]&lt;9500;[.I22]*0.3;IF([.L22]&gt;9500;[.I22]*0.4;0));1)" office:value-type="float" office:value="63.9" calcext:value-type="float">
            <text:p>63,90 <text:s text:c="4"/></text:p>
          </table:table-cell>
          <table:table-cell table:formula="of:=DAYS([.$C$97];[.F22])" office:value-type="float" office:value="12872" calcext:value-type="float">
            <text:p>12872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Bank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2-02" calcext:value-type="date">
            <text:p>2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23]*[.H23]" office:value-type="float" office:value="350" calcext:value-type="float">
            <text:p>350,00 zł</text:p>
          </table:table-cell>
          <table:table-cell table:style-name="ce11"/>
          <table:table-cell table:style-name="ce12" table:formula="of:=ROUND(IF(8000&lt;[.L23]&lt;9500;[.I23]*0.3;IF([.L23]&gt;9500;[.I23]*0.4;0));1)" office:value-type="float" office:value="105" calcext:value-type="float">
            <text:p>105,00 <text:s text:c="4"/></text:p>
          </table:table-cell>
          <table:table-cell table:formula="of:=DAYS([.$C$97];[.F23])" office:value-type="float" office:value="12887" calcext:value-type="float">
            <text:p>1288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4]*[.H24]" office:value-type="float" office:value="780" calcext:value-type="float">
            <text:p>780,00 zł</text:p>
          </table:table-cell>
          <table:table-cell table:style-name="ce11"/>
          <table:table-cell table:style-name="ce12" table:formula="of:=ROUND(IF(8000&lt;[.L24]&lt;9500;[.I24]*0.3;IF([.L24]&gt;9500;[.I24]*0.4;0));1)" office:value-type="float" office:value="234" calcext:value-type="float">
            <text:p>234,00 <text:s text:c="4"/></text:p>
          </table:table-cell>
          <table:table-cell table:formula="of:=DAYS([.$C$97];[.F24])" office:value-type="float" office:value="13948" calcext:value-type="float">
            <text:p>13948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3" office:value-type="string" calcext:value-type="string">
            <text:p>Jeri Lynn</text:p>
          </table:table-cell>
          <table:table-cell table:style-name="ce3" office:value-type="string" calcext:value-type="string">
            <text:p>MacFall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4-08" calcext:value-type="date">
            <text:p>8 IV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25]*[.H25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25]&lt;9500;[.I25]*0.3;IF([.L25]&gt;9500;[.I25]*0.4;0));1)" office:value-type="float" office:value="258" calcext:value-type="float">
            <text:p>258,00 <text:s text:c="4"/></text:p>
          </table:table-cell>
          <table:table-cell table:formula="of:=DAYS([.$C$97];[.F25])" office:value-type="float" office:value="12821" calcext:value-type="float">
            <text:p>12821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20" calcext:value-type="float">
            <text:p>620,00 zł</text:p>
          </table:table-cell>
          <table:table-cell table:style-name="ce11"/>
          <table:table-cell table:style-name="ce12" table:formula="of:=ROUND(IF(8000&lt;[.L26]&lt;9500;[.I26]*0.3;IF([.L26]&gt;9500;[.I26]*0.4;0));1)" office:value-type="float" office:value="186" calcext:value-type="float">
            <text:p>186,00 <text:s text:c="4"/></text:p>
          </table:table-cell>
          <table:table-cell table:formula="of:=DAYS([.$C$97];[.F26])" office:value-type="float" office:value="10774" calcext:value-type="float">
            <text:p>1077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3" office:value-type="string" calcext:value-type="string">
            <text:p>Theodore</text:p>
          </table:table-cell>
          <table:table-cell table:style-name="ce3" office:value-type="string" calcext:value-type="string">
            <text:p>Ness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8-04" calcext:value-type="date">
            <text:p>4 VIII 91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27]*[.H27]" office:value-type="float" office:value="176" calcext:value-type="float">
            <text:p>176,00 zł</text:p>
          </table:table-cell>
          <table:table-cell table:style-name="ce11"/>
          <table:table-cell table:style-name="ce12" table:formula="of:=ROUND(IF(8000&lt;[.L27]&lt;9500;[.I27]*0.3;IF([.L27]&gt;9500;[.I27]*0.4;0));1)" office:value-type="float" office:value="52.8" calcext:value-type="float">
            <text:p>52,80 <text:s text:c="4"/></text:p>
          </table:table-cell>
          <table:table-cell table:formula="of:=DAYS([.$C$97];[.F27])" office:value-type="float" office:value="10147" calcext:value-type="float">
            <text:p>1014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28]*[.H28]" office:value-type="float" office:value="780" calcext:value-type="float">
            <text:p>780,00 zł</text:p>
          </table:table-cell>
          <table:table-cell table:style-name="ce11"/>
          <table:table-cell table:style-name="ce12" table:formula="of:=ROUND(IF(8000&lt;[.L28]&lt;9500;[.I28]*0.3;IF([.L28]&gt;9500;[.I28]*0.4;0));1)" office:value-type="float" office:value="234" calcext:value-type="float">
            <text:p>234,00 <text:s text:c="4"/></text:p>
          </table:table-cell>
          <table:table-cell table:formula="of:=DAYS([.$C$97];[.F28])" office:value-type="float" office:value="12242" calcext:value-type="float">
            <text:p>12242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ffaro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3-09-18" calcext:value-type="date">
            <text:p>18 IX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29]*[.H29]" office:value-type="float" office:value="504" calcext:value-type="float">
            <text:p>504,00 zł</text:p>
          </table:table-cell>
          <table:table-cell table:style-name="ce11"/>
          <table:table-cell table:style-name="ce12" table:formula="of:=ROUND(IF(8000&lt;[.L29]&lt;9500;[.I29]*0.3;IF([.L29]&gt;9500;[.I29]*0.4;0));1)" office:value-type="float" office:value="151.2" calcext:value-type="float">
            <text:p>151,20 <text:s text:c="4"/></text:p>
          </table:table-cell>
          <table:table-cell table:formula="of:=DAYS([.$C$97];[.F29])" office:value-type="float" office:value="13024" calcext:value-type="float">
            <text:p>1302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3" office:value-type="string" calcext:value-type="string">
            <text:p>Donald</text:p>
          </table:table-cell>
          <table:table-cell table:style-name="ce3" office:value-type="string" calcext:value-type="string">
            <text:p>Reese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30]*[.H30]" office:value-type="float" office:value="176" calcext:value-type="float">
            <text:p>176,00 zł</text:p>
          </table:table-cell>
          <table:table-cell table:style-name="ce11"/>
          <table:table-cell table:style-name="ce12" table:formula="of:=ROUND(IF(8000&lt;[.L30]&lt;9500;[.I30]*0.3;IF([.L30]&gt;9500;[.I30]*0.4;0));1)" office:value-type="float" office:value="52.8" calcext:value-type="float">
            <text:p>52,80 <text:s text:c="4"/></text:p>
          </table:table-cell>
          <table:table-cell table:formula="of:=DAYS([.$C$97];[.F30])" office:value-type="float" office:value="12690" calcext:value-type="float">
            <text:p>12690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Joanne</text:p>
          </table:table-cell>
          <table:table-cell table:style-name="ce3" office:value-type="string" calcext:value-type="string">
            <text:p>Park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8-23" calcext:value-type="date">
            <text:p>23 VI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1]*[.H31]" office:value-type="float" office:value="860" calcext:value-type="float">
            <text:p>860,00 zł</text:p>
          </table:table-cell>
          <table:table-cell/>
          <table:table-cell table:style-name="ce12" table:formula="of:=ROUND(IF(8000&lt;[.L31]&lt;9500;[.I31]*0.3;IF([.L31]&gt;9500;[.I31]*0.4;0));1)" office:value-type="float" office:value="258" calcext:value-type="float">
            <text:p>258,00 <text:s text:c="4"/></text:p>
          </table:table-cell>
          <table:table-cell table:formula="of:=DAYS([.$C$97];[.F31])" office:value-type="float" office:value="12684" calcext:value-type="float">
            <text:p>1268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2-13" calcext:value-type="date">
            <text:p>13 XII 89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32]*[.H32]" office:value-type="float" office:value="213" calcext:value-type="float">
            <text:p>213,00 zł</text:p>
          </table:table-cell>
          <table:table-cell/>
          <table:table-cell table:style-name="ce12" table:formula="of:=ROUND(IF(8000&lt;[.L32]&lt;9500;[.I32]*0.3;IF([.L32]&gt;9500;[.I32]*0.4;0));1)" office:value-type="float" office:value="63.9" calcext:value-type="float">
            <text:p>63,90 <text:s text:c="4"/></text:p>
          </table:table-cell>
          <table:table-cell table:formula="of:=DAYS([.$C$97];[.F32])" office:value-type="float" office:value="10746" calcext:value-type="float">
            <text:p>10746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2-05" calcext:value-type="date">
            <text:p>5 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33]*[.H33]" office:value-type="float" office:value="423.5" calcext:value-type="float">
            <text:p>423,50 zł</text:p>
          </table:table-cell>
          <table:table-cell/>
          <table:table-cell table:style-name="ce12" table:formula="of:=ROUND(IF(8000&lt;[.L33]&lt;9500;[.I33]*0.3;IF([.L33]&gt;9500;[.I33]*0.4;0));1)" office:value-type="float" office:value="127.1" calcext:value-type="float">
            <text:p>127,10 <text:s text:c="4"/></text:p>
          </table:table-cell>
          <table:table-cell table:formula="of:=DAYS([.$C$97];[.F33])" office:value-type="float" office:value="10327" calcext:value-type="float">
            <text:p>10327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Reag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8-12" calcext:value-type="date">
            <text:p>12 VIII 90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34]*[.H34]" office:value-type="float" office:value="840" calcext:value-type="float">
            <text:p>840,00 zł</text:p>
          </table:table-cell>
          <table:table-cell/>
          <table:table-cell table:style-name="ce12" table:formula="of:=ROUND(IF(8000&lt;[.L34]&lt;9500;[.I34]*0.3;IF([.L34]&gt;9500;[.I34]*0.4;0));1)" office:value-type="float" office:value="252" calcext:value-type="float">
            <text:p>252,00 <text:s text:c="4"/></text:p>
          </table:table-cell>
          <table:table-cell table:formula="of:=DAYS([.$C$97];[.F34])" office:value-type="float" office:value="10504" calcext:value-type="float">
            <text:p>10504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35]*[.H35]" office:value-type="float" office:value="780" calcext:value-type="float">
            <text:p>780,00 zł</text:p>
          </table:table-cell>
          <table:table-cell/>
          <table:table-cell table:style-name="ce12" table:formula="of:=ROUND(IF(8000&lt;[.L35]&lt;9500;[.I35]*0.3;IF([.L35]&gt;9500;[.I35]*0.4;0));1)" office:value-type="float" office:value="234" calcext:value-type="float">
            <text:p>234,00 <text:s text:c="4"/></text:p>
          </table:table-cell>
          <table:table-cell table:formula="of:=DAYS([.$C$97];[.F35])" office:value-type="float" office:value="11149" calcext:value-type="float">
            <text:p>11149</text:p>
          </table:table-cell>
          <table:table-cell table:style-name="ce20"/>
          <table:table-cell table:number-columns-repeated="10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36]*[.H36]" office:value-type="float" office:value="443.75" calcext:value-type="float">
            <text:p>443,75 zł</text:p>
          </table:table-cell>
          <table:table-cell/>
          <table:table-cell table:style-name="ce12" table:formula="of:=ROUND(IF(8000&lt;[.L36]&lt;9500;[.I36]*0.3;IF([.L36]&gt;9500;[.I36]*0.4;0));1)" office:value-type="float" office:value="133.1" calcext:value-type="float">
            <text:p>133,10 <text:s text:c="4"/></text:p>
          </table:table-cell>
          <table:table-cell table:formula="of:=DAYS([.$C$97];[.F36])" office:value-type="float" office:value="11495" calcext:value-type="float">
            <text:p>11495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05-31" calcext:value-type="date">
            <text:p>31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37]*[.H37]" office:value-type="float" office:value="350" calcext:value-type="float">
            <text:p>350,00 zł</text:p>
          </table:table-cell>
          <table:table-cell/>
          <table:table-cell table:style-name="ce12" table:formula="of:=ROUND(IF(8000&lt;[.L37]&lt;9500;[.I37]*0.3;IF([.L37]&gt;9500;[.I37]*0.4;0));1)" office:value-type="float" office:value="105" calcext:value-type="float">
            <text:p>105,00 <text:s text:c="4"/></text:p>
          </table:table-cell>
          <table:table-cell table:formula="of:=DAYS([.$C$97];[.F37])" office:value-type="float" office:value="12038" calcext:value-type="float">
            <text:p>12038</text:p>
          </table:table-cell>
          <table:table-cell table:number-columns-repeated="1012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38]*[.H38]" office:value-type="float" office:value="191.75" calcext:value-type="float">
            <text:p>191,75 zł</text:p>
          </table:table-cell>
          <table:table-cell/>
          <table:table-cell table:style-name="ce12" table:formula="of:=ROUND(IF(8000&lt;[.L38]&lt;9500;[.I38]*0.3;IF([.L38]&gt;9500;[.I38]*0.4;0));1)" office:value-type="float" office:value="57.5" calcext:value-type="float">
            <text:p>57,50 <text:s text:c="4"/></text:p>
          </table:table-cell>
          <table:table-cell table:formula="of:=DAYS([.$C$97];[.F38])" office:value-type="float" office:value="11572" calcext:value-type="float">
            <text:p>11572</text:p>
          </table:table-cell>
          <table:table-cell table:number-columns-repeated="1012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llory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3-06-17" calcext:value-type="date">
            <text:p>17 VI 83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39]*[.H39]" office:value-type="float" office:value="589" calcext:value-type="float">
            <text:p>589,00 zł</text:p>
          </table:table-cell>
          <table:table-cell/>
          <table:table-cell table:style-name="ce12" table:formula="of:=ROUND(IF(8000&lt;[.L39]&lt;9500;[.I39]*0.3;IF([.L39]&gt;9500;[.I39]*0.4;0));1)" office:value-type="float" office:value="176.7" calcext:value-type="float">
            <text:p>176,70 <text:s text:c="4"/></text:p>
          </table:table-cell>
          <table:table-cell table:formula="of:=DAYS([.$C$97];[.F39])" office:value-type="float" office:value="13117" calcext:value-type="float">
            <text:p>13117</text:p>
          </table:table-cell>
          <table:table-cell table:number-columns-repeated="1012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Steadma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8-15" calcext:value-type="date">
            <text:p>15 VII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0]*[.H40]" office:value-type="float" office:value="880" calcext:value-type="float">
            <text:p>880,00 zł</text:p>
          </table:table-cell>
          <table:table-cell/>
          <table:table-cell table:style-name="ce12" table:formula="of:=ROUND(IF(8000&lt;[.L40]&lt;9500;[.I40]*0.3;IF([.L40]&gt;9500;[.I40]*0.4;0));1)" office:value-type="float" office:value="264" calcext:value-type="float">
            <text:p>264,00 <text:s text:c="4"/></text:p>
          </table:table-cell>
          <table:table-cell table:formula="of:=DAYS([.$C$97];[.F40])" office:value-type="float" office:value="10866" calcext:value-type="float">
            <text:p>10866</text:p>
          </table:table-cell>
          <table:table-cell table:number-columns-repeated="1012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Conno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1-04" calcext:value-type="date">
            <text:p>4 XI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1]*[.H41]" office:value-type="float" office:value="589" calcext:value-type="float">
            <text:p>589,00 zł</text:p>
          </table:table-cell>
          <table:table-cell/>
          <table:table-cell table:style-name="ce12" table:formula="of:=ROUND(IF(8000&lt;[.L41]&lt;9500;[.I41]*0.3;IF([.L41]&gt;9500;[.I41]*0.4;0));1)" office:value-type="float" office:value="176.7" calcext:value-type="float">
            <text:p>176,70 <text:s text:c="4"/></text:p>
          </table:table-cell>
          <table:table-cell table:formula="of:=DAYS([.$C$97];[.F41])" office:value-type="float" office:value="11516" calcext:value-type="float">
            <text:p>11516</text:p>
          </table:table-cell>
          <table:table-cell table:number-columns-repeated="1012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Mayr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5-19" calcext:value-type="date">
            <text:p>19 V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22" calcext:value-type="float">
            <text:p>8,22 zł</text:p>
          </table:table-cell>
          <table:table-cell table:style-name="ce10" table:formula="of:=[.G42]*[.H42]" office:value-type="float" office:value="328.8" calcext:value-type="float">
            <text:p>328,80 zł</text:p>
          </table:table-cell>
          <table:table-cell/>
          <table:table-cell table:style-name="ce12" table:formula="of:=ROUND(IF(8000&lt;[.L42]&lt;9500;[.I42]*0.3;IF([.L42]&gt;9500;[.I42]*0.4;0));1)" office:value-type="float" office:value="98.6" calcext:value-type="float">
            <text:p>98,60 <text:s text:c="4"/></text:p>
          </table:table-cell>
          <table:table-cell table:formula="of:=DAYS([.$C$97];[.F42])" office:value-type="float" office:value="12050" calcext:value-type="float">
            <text:p>12050</text:p>
          </table:table-cell>
          <table:table-cell table:number-columns-repeated="1012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43]*[.H43]" office:value-type="float" office:value="780" calcext:value-type="float">
            <text:p>780,00 zł</text:p>
          </table:table-cell>
          <table:table-cell/>
          <table:table-cell table:style-name="ce12" table:formula="of:=ROUND(IF(8000&lt;[.L43]&lt;9500;[.I43]*0.3;IF([.L43]&gt;9500;[.I43]*0.4;0));1)" office:value-type="float" office:value="234" calcext:value-type="float">
            <text:p>234,00 <text:s text:c="4"/></text:p>
          </table:table-cell>
          <table:table-cell table:formula="of:=DAYS([.$C$97];[.F43])" office:value-type="float" office:value="13638" calcext:value-type="float">
            <text:p>13638</text:p>
          </table:table-cell>
          <table:table-cell table:number-columns-repeated="1012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3-23" calcext:value-type="date">
            <text:p>23 I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44]*[.H44]" office:value-type="float" office:value="840" calcext:value-type="float">
            <text:p>840,00 zł</text:p>
          </table:table-cell>
          <table:table-cell/>
          <table:table-cell table:style-name="ce12" table:formula="of:=ROUND(IF(8000&lt;[.L44]&lt;9500;[.I44]*0.3;IF([.L44]&gt;9500;[.I44]*0.4;0));1)" office:value-type="float" office:value="252" calcext:value-type="float">
            <text:p>252,00 <text:s text:c="4"/></text:p>
          </table:table-cell>
          <table:table-cell table:formula="of:=DAYS([.$C$97];[.F44])" office:value-type="float" office:value="12107" calcext:value-type="float">
            <text:p>12107</text:p>
          </table:table-cell>
          <table:table-cell table:number-columns-repeated="1012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5" calcext:value-type="date">
            <text:p>5 XII 86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45]*[.H45]" office:value-type="float" office:value="100.75" calcext:value-type="float">
            <text:p>100,75 zł</text:p>
          </table:table-cell>
          <table:table-cell/>
          <table:table-cell table:style-name="ce12" table:formula="of:=ROUND(IF(8000&lt;[.L45]&lt;9500;[.I45]*0.3;IF([.L45]&gt;9500;[.I45]*0.4;0));1)" office:value-type="float" office:value="30.2" calcext:value-type="float">
            <text:p>30,20 <text:s text:c="4"/></text:p>
          </table:table-cell>
          <table:table-cell table:formula="of:=DAYS([.$C$97];[.F45])" office:value-type="float" office:value="11850" calcext:value-type="float">
            <text:p>11850</text:p>
          </table:table-cell>
          <table:table-cell table:number-columns-repeated="1012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Earnhart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0-08" calcext:value-type="date">
            <text:p>8 X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46]*[.H46]" office:value-type="float" office:value="880" calcext:value-type="float">
            <text:p>880,00 zł</text:p>
          </table:table-cell>
          <table:table-cell/>
          <table:table-cell table:style-name="ce12" table:formula="of:=ROUND(IF(8000&lt;[.L46]&lt;9500;[.I46]*0.3;IF([.L46]&gt;9500;[.I46]*0.4;0));1)" office:value-type="float" office:value="264" calcext:value-type="float">
            <text:p>264,00 <text:s text:c="4"/></text:p>
          </table:table-cell>
          <table:table-cell table:formula="of:=DAYS([.$C$97];[.F46])" office:value-type="float" office:value="12638" calcext:value-type="float">
            <text:p>12638</text:p>
          </table:table-cell>
          <table:table-cell table:number-columns-repeated="1012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Davi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2-30" calcext:value-type="date">
            <text:p>30 XII 88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47]*[.H47]" office:value-type="float" office:value="176" calcext:value-type="float">
            <text:p>176,00 zł</text:p>
          </table:table-cell>
          <table:table-cell/>
          <table:table-cell table:style-name="ce12" table:formula="of:=ROUND(IF(8000&lt;[.L47]&lt;9500;[.I47]*0.3;IF([.L47]&gt;9500;[.I47]*0.4;0));1)" office:value-type="float" office:value="52.8" calcext:value-type="float">
            <text:p>52,80 <text:s text:c="4"/></text:p>
          </table:table-cell>
          <table:table-cell table:formula="of:=DAYS([.$C$97];[.F47])" office:value-type="float" office:value="11094" calcext:value-type="float">
            <text:p>11094</text:p>
          </table:table-cell>
          <table:table-cell table:number-columns-repeated="1012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4-06" calcext:value-type="date">
            <text:p>6 IV 86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48]*[.H48]" office:value-type="float" office:value="213" calcext:value-type="float">
            <text:p>213,00 zł</text:p>
          </table:table-cell>
          <table:table-cell/>
          <table:table-cell table:style-name="ce12" table:formula="of:=ROUND(IF(8000&lt;[.L48]&lt;9500;[.I48]*0.3;IF([.L48]&gt;9500;[.I48]*0.4;0));1)" office:value-type="float" office:value="63.9" calcext:value-type="float">
            <text:p>63,90 <text:s text:c="4"/></text:p>
          </table:table-cell>
          <table:table-cell table:formula="of:=DAYS([.$C$97];[.F48])" office:value-type="float" office:value="12093" calcext:value-type="float">
            <text:p>12093</text:p>
          </table:table-cell>
          <table:table-cell table:number-columns-repeated="1012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Briscoll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6" calcext:value-type="date">
            <text:p>26 V 87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49]*[.H49]" office:value-type="float" office:value="589" calcext:value-type="float">
            <text:p>589,00 zł</text:p>
          </table:table-cell>
          <table:table-cell/>
          <table:table-cell table:style-name="ce12" table:formula="of:=ROUND(IF(8000&lt;[.L49]&lt;9500;[.I49]*0.3;IF([.L49]&gt;9500;[.I49]*0.4;0));1)" office:value-type="float" office:value="176.7" calcext:value-type="float">
            <text:p>176,70 <text:s text:c="4"/></text:p>
          </table:table-cell>
          <table:table-cell table:formula="of:=DAYS([.$C$97];[.F49])" office:value-type="float" office:value="11678" calcext:value-type="float">
            <text:p>11678</text:p>
          </table:table-cell>
          <table:table-cell table:number-columns-repeated="1012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0]*[.H50]" office:value-type="float" office:value="443.75" calcext:value-type="float">
            <text:p>443,75 zł</text:p>
          </table:table-cell>
          <table:table-cell/>
          <table:table-cell table:style-name="ce12" table:formula="of:=ROUND(IF(8000&lt;[.L50]&lt;9500;[.I50]*0.3;IF([.L50]&gt;9500;[.I50]*0.4;0));1)" office:value-type="float" office:value="133.1" calcext:value-type="float">
            <text:p>133,10 <text:s text:c="4"/></text:p>
          </table:table-cell>
          <table:table-cell table:formula="of:=DAYS([.$C$97];[.F50])" office:value-type="float" office:value="11487" calcext:value-type="float">
            <text:p>11487</text:p>
          </table:table-cell>
          <table:table-cell table:number-columns-repeated="1012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1]*[.H51]" office:value-type="float" office:value="860" calcext:value-type="float">
            <text:p>860,00 zł</text:p>
          </table:table-cell>
          <table:table-cell/>
          <table:table-cell table:style-name="ce12" table:formula="of:=ROUND(IF(8000&lt;[.L51]&lt;9500;[.I51]*0.3;IF([.L51]&gt;9500;[.I51]*0.4;0));1)" office:value-type="float" office:value="258" calcext:value-type="float">
            <text:p>258,00 <text:s text:c="4"/></text:p>
          </table:table-cell>
          <table:table-cell table:formula="of:=DAYS([.$C$97];[.F51])" office:value-type="float" office:value="11911" calcext:value-type="float">
            <text:p>11911</text:p>
          </table:table-cell>
          <table:table-cell table:number-columns-repeated="1012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4-04-12" calcext:value-type="date">
            <text:p>12 IV 84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2]*[.H52]" office:value-type="float" office:value="589" calcext:value-type="float">
            <text:p>589,00 zł</text:p>
          </table:table-cell>
          <table:table-cell/>
          <table:table-cell table:style-name="ce12" table:formula="of:=ROUND(IF(8000&lt;[.L52]&lt;9500;[.I52]*0.3;IF([.L52]&gt;9500;[.I52]*0.4;0));1)" office:value-type="float" office:value="176.7" calcext:value-type="float">
            <text:p>176,70 <text:s text:c="4"/></text:p>
          </table:table-cell>
          <table:table-cell table:formula="of:=DAYS([.$C$97];[.F52])" office:value-type="float" office:value="12817" calcext:value-type="float">
            <text:p>12817</text:p>
          </table:table-cell>
          <table:table-cell table:number-columns-repeated="1012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3]*[.H53]" office:value-type="float" office:value="860" calcext:value-type="float">
            <text:p>860,00 zł</text:p>
          </table:table-cell>
          <table:table-cell/>
          <table:table-cell table:style-name="ce12" table:formula="of:=ROUND(IF(8000&lt;[.L53]&lt;9500;[.I53]*0.3;IF([.L53]&gt;9500;[.I53]*0.4;0));1)" office:value-type="float" office:value="258" calcext:value-type="float">
            <text:p>258,00 <text:s text:c="4"/></text:p>
          </table:table-cell>
          <table:table-cell table:formula="of:=DAYS([.$C$97];[.F53])" office:value-type="float" office:value="11523" calcext:value-type="float">
            <text:p>11523</text:p>
          </table:table-cell>
          <table:table-cell table:number-columns-repeated="1012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3" office:value-type="string" calcext:value-type="string">
            <text:p>Brooks</text:p>
          </table:table-cell>
          <table:table-cell table:style-name="ce3" office:value-type="string" calcext:value-type="string">
            <text:p>Hille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1-15" calcext:value-type="date">
            <text:p>15 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54]*[.H54]" office:value-type="float" office:value="840" calcext:value-type="float">
            <text:p>840,00 zł</text:p>
          </table:table-cell>
          <table:table-cell/>
          <table:table-cell table:style-name="ce12" table:formula="of:=ROUND(IF(8000&lt;[.L54]&lt;9500;[.I54]*0.3;IF([.L54]&gt;9500;[.I54]*0.4;0));1)" office:value-type="float" office:value="252" calcext:value-type="float">
            <text:p>252,00 <text:s text:c="4"/></text:p>
          </table:table-cell>
          <table:table-cell table:formula="of:=DAYS([.$C$97];[.F54])" office:value-type="float" office:value="12174" calcext:value-type="float">
            <text:p>12174</text:p>
          </table:table-cell>
          <table:table-cell table:number-columns-repeated="1012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3" office:value-type="string" calcext:value-type="string">
            <text:p>Dominick</text:p>
          </table:table-cell>
          <table:table-cell table:style-name="ce3" office:value-type="string" calcext:value-type="string">
            <text:p>Mazza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10-10" calcext:value-type="date">
            <text:p>10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5]*[.H55]" office:value-type="float" office:value="860" calcext:value-type="float">
            <text:p>860,00 zł</text:p>
          </table:table-cell>
          <table:table-cell/>
          <table:table-cell table:style-name="ce12" table:formula="of:=ROUND(IF(8000&lt;[.L55]&lt;9500;[.I55]*0.3;IF([.L55]&gt;9500;[.I55]*0.4;0));1)" office:value-type="float" office:value="258" calcext:value-type="float">
            <text:p>258,00 <text:s text:c="4"/></text:p>
          </table:table-cell>
          <table:table-cell table:formula="of:=DAYS([.$C$97];[.F55])" office:value-type="float" office:value="11906" calcext:value-type="float">
            <text:p>11906</text:p>
          </table:table-cell>
          <table:table-cell table:number-columns-repeated="1012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Snyd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8-06-07" calcext:value-type="date">
            <text:p>7 VI 88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56]*[.H56]" office:value-type="float" office:value="213" calcext:value-type="float">
            <text:p>213,00 zł</text:p>
          </table:table-cell>
          <table:table-cell/>
          <table:table-cell table:style-name="ce12" table:formula="of:=ROUND(IF(8000&lt;[.L56]&lt;9500;[.I56]*0.3;IF([.L56]&gt;9500;[.I56]*0.4;0));1)" office:value-type="float" office:value="63.9" calcext:value-type="float">
            <text:p>63,90 <text:s text:c="4"/></text:p>
          </table:table-cell>
          <table:table-cell table:formula="of:=DAYS([.$C$97];[.F56])" office:value-type="float" office:value="11300" calcext:value-type="float">
            <text:p>11300</text:p>
          </table:table-cell>
          <table:table-cell table:number-columns-repeated="1012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accaluso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1-01-23" calcext:value-type="date">
            <text:p>23 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57]*[.H57]" office:value-type="float" office:value="860" calcext:value-type="float">
            <text:p>860,00 zł</text:p>
          </table:table-cell>
          <table:table-cell/>
          <table:table-cell table:style-name="ce12" table:formula="of:=ROUND(IF(8000&lt;[.L57]&lt;9500;[.I57]*0.3;IF([.L57]&gt;9500;[.I57]*0.4;0));1)" office:value-type="float" office:value="258" calcext:value-type="float">
            <text:p>258,00 <text:s text:c="4"/></text:p>
          </table:table-cell>
          <table:table-cell table:formula="of:=DAYS([.$C$97];[.F57])" office:value-type="float" office:value="10340" calcext:value-type="float">
            <text:p>10340</text:p>
          </table:table-cell>
          <table:table-cell table:number-columns-repeated="1012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8-14" calcext:value-type="date">
            <text:p>14 VIII 81</text:p>
          </table:table-cell>
          <table:table-cell table:style-name="ce9" office:value-type="float" office:value="38" calcext:value-type="float">
            <text:p>38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58]*[.H58]" office:value-type="float" office:value="589" calcext:value-type="float">
            <text:p>589,00 zł</text:p>
          </table:table-cell>
          <table:table-cell/>
          <table:table-cell table:style-name="ce12" table:formula="of:=ROUND(IF(8000&lt;[.L58]&lt;9500;[.I58]*0.3;IF([.L58]&gt;9500;[.I58]*0.4;0));1)" office:value-type="float" office:value="176.7" calcext:value-type="float">
            <text:p>176,70 <text:s text:c="4"/></text:p>
          </table:table-cell>
          <table:table-cell table:formula="of:=DAYS([.$C$97];[.F58])" office:value-type="float" office:value="13789" calcext:value-type="float">
            <text:p>13789</text:p>
          </table:table-cell>
          <table:table-cell table:number-columns-repeated="1012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as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3" calcext:value-type="date">
            <text:p>23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59]*[.H59]" office:value-type="float" office:value="504" calcext:value-type="float">
            <text:p>504,00 zł</text:p>
          </table:table-cell>
          <table:table-cell/>
          <table:table-cell table:style-name="ce12" table:formula="of:=ROUND(IF(8000&lt;[.L59]&lt;9500;[.I59]*0.3;IF([.L59]&gt;9500;[.I59]*0.4;0));1)" office:value-type="float" office:value="151.2" calcext:value-type="float">
            <text:p>151,20 <text:s text:c="4"/></text:p>
          </table:table-cell>
          <table:table-cell table:formula="of:=DAYS([.$C$97];[.F59])" office:value-type="float" office:value="10766" calcext:value-type="float">
            <text:p>10766</text:p>
          </table:table-cell>
          <table:table-cell table:number-columns-repeated="1012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60]*[.H60]" office:value-type="float" office:value="703.5" calcext:value-type="float">
            <text:p>703,50 zł</text:p>
          </table:table-cell>
          <table:table-cell/>
          <table:table-cell table:style-name="ce12" table:formula="of:=ROUND(IF(8000&lt;[.L60]&lt;9500;[.I60]*0.3;IF([.L60]&gt;9500;[.I60]*0.4;0));1)" office:value-type="float" office:value="211.1" calcext:value-type="float">
            <text:p>211,10 <text:s text:c="4"/></text:p>
          </table:table-cell>
          <table:table-cell table:formula="of:=DAYS([.$C$97];[.F60])" office:value-type="float" office:value="11812" calcext:value-type="float">
            <text:p>11812</text:p>
          </table:table-cell>
          <table:table-cell table:number-columns-repeated="1012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Trell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6-06-17" calcext:value-type="date">
            <text:p>17 V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61]*[.H61]" office:value-type="float" office:value="350" calcext:value-type="float">
            <text:p>350,00 zł</text:p>
          </table:table-cell>
          <table:table-cell/>
          <table:table-cell table:style-name="ce12" table:formula="of:=ROUND(IF(8000&lt;[.L61]&lt;9500;[.I61]*0.3;IF([.L61]&gt;9500;[.I61]*0.4;0));1)" office:value-type="float" office:value="105" calcext:value-type="float">
            <text:p>105,00 <text:s text:c="4"/></text:p>
          </table:table-cell>
          <table:table-cell table:formula="of:=DAYS([.$C$97];[.F61])" office:value-type="float" office:value="12021" calcext:value-type="float">
            <text:p>12021</text:p>
          </table:table-cell>
          <table:table-cell table:number-columns-repeated="1012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3" office:value-type="string" calcext:value-type="string">
            <text:p>Christina</text:p>
          </table:table-cell>
          <table:table-cell table:style-name="ce3" office:value-type="string" calcext:value-type="string">
            <text:p>Lillie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5-29" calcext:value-type="date">
            <text:p>29 V 87</text:p>
          </table:table-cell>
          <table:table-cell table:style-name="ce9" office:value-type="float" office:value="25" calcext:value-type="float">
            <text:p>25,0</text:p>
          </table:table-cell>
          <table:table-cell table:style-name="ce10" office:value-type="float" office:value="8.52" calcext:value-type="float">
            <text:p>8,52 zł</text:p>
          </table:table-cell>
          <table:table-cell table:style-name="ce10" table:formula="of:=[.G62]*[.H62]" office:value-type="float" office:value="213" calcext:value-type="float">
            <text:p>213,00 zł</text:p>
          </table:table-cell>
          <table:table-cell/>
          <table:table-cell table:style-name="ce12" table:formula="of:=ROUND(IF(8000&lt;[.L62]&lt;9500;[.I62]*0.3;IF([.L62]&gt;9500;[.I62]*0.4;0));1)" office:value-type="float" office:value="63.9" calcext:value-type="float">
            <text:p>63,90 <text:s text:c="4"/></text:p>
          </table:table-cell>
          <table:table-cell table:formula="of:=DAYS([.$C$97];[.F62])" office:value-type="float" office:value="11675" calcext:value-type="float">
            <text:p>11675</text:p>
          </table:table-cell>
          <table:table-cell table:number-columns-repeated="1012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04-27" calcext:value-type="date">
            <text:p>27 IV 89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3]*[.H63]" office:value-type="float" office:value="100.75" calcext:value-type="float">
            <text:p>100,75 zł</text:p>
          </table:table-cell>
          <table:table-cell/>
          <table:table-cell table:style-name="ce12" table:formula="of:=ROUND(IF(8000&lt;[.L63]&lt;9500;[.I63]*0.3;IF([.L63]&gt;9500;[.I63]*0.4;0));1)" office:value-type="float" office:value="30.2" calcext:value-type="float">
            <text:p>30,20 <text:s text:c="4"/></text:p>
          </table:table-cell>
          <table:table-cell table:formula="of:=DAYS([.$C$97];[.F63])" office:value-type="float" office:value="10976" calcext:value-type="float">
            <text:p>10976</text:p>
          </table:table-cell>
          <table:table-cell table:number-columns-repeated="1012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4]*[.H64]" office:value-type="float" office:value="620" calcext:value-type="float">
            <text:p>620,00 zł</text:p>
          </table:table-cell>
          <table:table-cell/>
          <table:table-cell table:style-name="ce12" table:formula="of:=ROUND(IF(8000&lt;[.L64]&lt;9500;[.I64]*0.3;IF([.L64]&gt;9500;[.I64]*0.4;0));1)" office:value-type="float" office:value="186" calcext:value-type="float">
            <text:p>186,00 <text:s text:c="4"/></text:p>
          </table:table-cell>
          <table:table-cell table:formula="of:=DAYS([.$C$97];[.F64])" office:value-type="float" office:value="13462" calcext:value-type="float">
            <text:p>13462</text:p>
          </table:table-cell>
          <table:table-cell table:number-columns-repeated="1012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8-11-23" calcext:value-type="date">
            <text:p>23 XI 88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65]*[.H65]" office:value-type="float" office:value="423.5" calcext:value-type="float">
            <text:p>423,50 zł</text:p>
          </table:table-cell>
          <table:table-cell/>
          <table:table-cell table:style-name="ce12" table:formula="of:=ROUND(IF(8000&lt;[.L65]&lt;9500;[.I65]*0.3;IF([.L65]&gt;9500;[.I65]*0.4;0));1)" office:value-type="float" office:value="127.1" calcext:value-type="float">
            <text:p>127,10 <text:s text:c="4"/></text:p>
          </table:table-cell>
          <table:table-cell table:formula="of:=DAYS([.$C$97];[.F65])" office:value-type="float" office:value="11131" calcext:value-type="float">
            <text:p>11131</text:p>
          </table:table-cell>
          <table:table-cell table:number-columns-repeated="1012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02-01" calcext:value-type="date">
            <text:p>1 II 86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66]*[.H66]" office:value-type="float" office:value="840" calcext:value-type="float">
            <text:p>840,00 zł</text:p>
          </table:table-cell>
          <table:table-cell/>
          <table:table-cell table:style-name="ce12" table:formula="of:=ROUND(IF(8000&lt;[.L66]&lt;9500;[.I66]*0.3;IF([.L66]&gt;9500;[.I66]*0.4;0));1)" office:value-type="float" office:value="252" calcext:value-type="float">
            <text:p>252,00 <text:s text:c="4"/></text:p>
          </table:table-cell>
          <table:table-cell table:formula="of:=DAYS([.$C$97];[.F66])" office:value-type="float" office:value="12157" calcext:value-type="float">
            <text:p>12157</text:p>
          </table:table-cell>
          <table:table-cell table:number-columns-repeated="1012"/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eed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3-27" calcext:value-type="date">
            <text:p>27 III 84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67]*[.H67]" office:value-type="float" office:value="472.15" calcext:value-type="float">
            <text:p>472,15 zł</text:p>
          </table:table-cell>
          <table:table-cell/>
          <table:table-cell table:style-name="ce12" table:formula="of:=ROUND(IF(8000&lt;[.L67]&lt;9500;[.I67]*0.3;IF([.L67]&gt;9500;[.I67]*0.4;0));1)" office:value-type="float" office:value="141.6" calcext:value-type="float">
            <text:p>141,60 <text:s text:c="4"/></text:p>
          </table:table-cell>
          <table:table-cell table:formula="of:=DAYS([.$C$97];[.F67])" office:value-type="float" office:value="12833" calcext:value-type="float">
            <text:p>12833</text:p>
          </table:table-cell>
          <table:table-cell table:number-columns-repeated="1012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68]*[.H68]" office:value-type="float" office:value="191.75" calcext:value-type="float">
            <text:p>191,75 zł</text:p>
          </table:table-cell>
          <table:table-cell/>
          <table:table-cell table:style-name="ce12" table:formula="of:=ROUND(IF(8000&lt;[.L68]&lt;9500;[.I68]*0.3;IF([.L68]&gt;9500;[.I68]*0.4;0));1)" office:value-type="float" office:value="57.5" calcext:value-type="float">
            <text:p>57,50 <text:s text:c="4"/></text:p>
          </table:table-cell>
          <table:table-cell table:formula="of:=DAYS([.$C$97];[.F68])" office:value-type="float" office:value="11483" calcext:value-type="float">
            <text:p>11483</text:p>
          </table:table-cell>
          <table:table-cell table:number-columns-repeated="1012"/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Abel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14" calcext:value-type="date">
            <text:p>14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69]*[.H69]" office:value-type="float" office:value="620" calcext:value-type="float">
            <text:p>620,00 zł</text:p>
          </table:table-cell>
          <table:table-cell/>
          <table:table-cell table:style-name="ce12" table:formula="of:=ROUND(IF(8000&lt;[.L69]&lt;9500;[.I69]*0.3;IF([.L69]&gt;9500;[.I69]*0.4;0));1)" office:value-type="float" office:value="186" calcext:value-type="float">
            <text:p>186,00 <text:s text:c="4"/></text:p>
          </table:table-cell>
          <table:table-cell table:formula="of:=DAYS([.$C$97];[.F69])" office:value-type="float" office:value="10806" calcext:value-type="float">
            <text:p>10806</text:p>
          </table:table-cell>
          <table:table-cell table:number-columns-repeated="1012"/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Dandrow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3-14" calcext:value-type="date">
            <text:p>14 III 91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0]*[.H70]" office:value-type="float" office:value="423.5" calcext:value-type="float">
            <text:p>423,50 zł</text:p>
          </table:table-cell>
          <table:table-cell/>
          <table:table-cell table:style-name="ce12" table:formula="of:=ROUND(IF(8000&lt;[.L70]&lt;9500;[.I70]*0.3;IF([.L70]&gt;9500;[.I70]*0.4;0));1)" office:value-type="float" office:value="127.1" calcext:value-type="float">
            <text:p>127,10 <text:s text:c="4"/></text:p>
          </table:table-cell>
          <table:table-cell table:formula="of:=DAYS([.$C$97];[.F70])" office:value-type="float" office:value="10290" calcext:value-type="float">
            <text:p>10290</text:p>
          </table:table-cell>
          <table:table-cell table:number-columns-repeated="1012"/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71]*[.H71]" office:value-type="float" office:value="1008" calcext:value-type="float">
            <text:p>1 008,00 zł</text:p>
          </table:table-cell>
          <table:table-cell/>
          <table:table-cell table:style-name="ce12" table:formula="of:=ROUND(IF(8000&lt;[.L71]&lt;9500;[.I71]*0.3;IF([.L71]&gt;9500;[.I71]*0.4;0));1)" office:value-type="float" office:value="302.4" calcext:value-type="float">
            <text:p>302,40 <text:s text:c="4"/></text:p>
          </table:table-cell>
          <table:table-cell table:formula="of:=DAYS([.$C$97];[.F71])" office:value-type="float" office:value="10762" calcext:value-type="float">
            <text:p>10762</text:p>
          </table:table-cell>
          <table:table-cell table:number-columns-repeated="1012"/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72]*[.H72]" office:value-type="float" office:value="392.35" calcext:value-type="float">
            <text:p>392,35 zł</text:p>
          </table:table-cell>
          <table:table-cell/>
          <table:table-cell table:style-name="ce12" table:formula="of:=ROUND(IF(8000&lt;[.L72]&lt;9500;[.I72]*0.3;IF([.L72]&gt;9500;[.I72]*0.4;0));1)" office:value-type="float" office:value="117.7" calcext:value-type="float">
            <text:p>117,70 <text:s text:c="4"/></text:p>
          </table:table-cell>
          <table:table-cell table:formula="of:=DAYS([.$C$97];[.F72])" office:value-type="float" office:value="10209" calcext:value-type="float">
            <text:p>10209</text:p>
          </table:table-cell>
          <table:table-cell table:number-columns-repeated="1012"/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3]*[.H73]" office:value-type="float" office:value="260" calcext:value-type="float">
            <text:p>260,00 zł</text:p>
          </table:table-cell>
          <table:table-cell/>
          <table:table-cell table:style-name="ce12" table:formula="of:=ROUND(IF(8000&lt;[.L73]&lt;9500;[.I73]*0.3;IF([.L73]&gt;9500;[.I73]*0.4;0));1)" office:value-type="float" office:value="78" calcext:value-type="float">
            <text:p>78,00 <text:s text:c="4"/></text:p>
          </table:table-cell>
          <table:table-cell table:formula="of:=DAYS([.$C$97];[.F73])" office:value-type="float" office:value="11912" calcext:value-type="float">
            <text:p>11912</text:p>
          </table:table-cell>
          <table:table-cell table:number-columns-repeated="1012"/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02-14" calcext:value-type="date">
            <text:p>14 I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74]*[.H74]" office:value-type="float" office:value="288.8" calcext:value-type="float">
            <text:p>288,80 zł</text:p>
          </table:table-cell>
          <table:table-cell/>
          <table:table-cell table:style-name="ce12" table:formula="of:=ROUND(IF(8000&lt;[.L74]&lt;9500;[.I74]*0.3;IF([.L74]&gt;9500;[.I74]*0.4;0));1)" office:value-type="float" office:value="86.6" calcext:value-type="float">
            <text:p>86,60 <text:s text:c="4"/></text:p>
          </table:table-cell>
          <table:table-cell table:formula="of:=DAYS([.$C$97];[.F74])" office:value-type="float" office:value="12875" calcext:value-type="float">
            <text:p>12875</text:p>
          </table:table-cell>
          <table:table-cell table:number-columns-repeated="1012"/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3" office:value-type="string" calcext:value-type="string">
            <text:p>Frieda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2-02-17" calcext:value-type="date">
            <text:p>17 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75]*[.H75]" office:value-type="float" office:value="484" calcext:value-type="float">
            <text:p>484,00 zł</text:p>
          </table:table-cell>
          <table:table-cell/>
          <table:table-cell table:style-name="ce12" table:formula="of:=ROUND(IF(8000&lt;[.L75]&lt;9500;[.I75]*0.3;IF([.L75]&gt;9500;[.I75]*0.4;0));1)" office:value-type="float" office:value="145.2" calcext:value-type="float">
            <text:p>145,20 <text:s text:c="4"/></text:p>
          </table:table-cell>
          <table:table-cell table:formula="of:=DAYS([.$C$97];[.F75])" office:value-type="float" office:value="13602" calcext:value-type="float">
            <text:p>13602</text:p>
          </table:table-cell>
          <table:table-cell table:number-columns-repeated="1012"/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76]*[.H76]" office:value-type="float" office:value="494.125" calcext:value-type="float">
            <text:p>494,13 zł</text:p>
          </table:table-cell>
          <table:table-cell/>
          <table:table-cell table:style-name="ce12" table:formula="of:=ROUND(IF(8000&lt;[.L76]&lt;9500;[.I76]*0.3;IF([.L76]&gt;9500;[.I76]*0.4;0));1)" office:value-type="float" office:value="148.2" calcext:value-type="float">
            <text:p>148,20 <text:s text:c="4"/></text:p>
          </table:table-cell>
          <table:table-cell table:formula="of:=DAYS([.$C$97];[.F76])" office:value-type="float" office:value="12690" calcext:value-type="float">
            <text:p>12690</text:p>
          </table:table-cell>
          <table:table-cell table:number-columns-repeated="1012"/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77]*[.H77]" office:value-type="float" office:value="260" calcext:value-type="float">
            <text:p>260,00 zł</text:p>
          </table:table-cell>
          <table:table-cell/>
          <table:table-cell table:style-name="ce12" table:formula="of:=ROUND(IF(8000&lt;[.L77]&lt;9500;[.I77]*0.3;IF([.L77]&gt;9500;[.I77]*0.4;0));1)" office:value-type="float" office:value="78" calcext:value-type="float">
            <text:p>78,00 <text:s text:c="4"/></text:p>
          </table:table-cell>
          <table:table-cell table:formula="of:=DAYS([.$C$97];[.F77])" office:value-type="float" office:value="10793" calcext:value-type="float">
            <text:p>10793</text:p>
          </table:table-cell>
          <table:table-cell table:number-columns-repeated="1012"/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3" office:value-type="string" calcext:value-type="string">
            <text:p>Esther</text:p>
          </table:table-cell>
          <table:table-cell table:style-name="ce3" office:value-type="string" calcext:value-type="string">
            <text:p>William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6-12-13" calcext:value-type="date">
            <text:p>13 XII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8]*[.H78]" office:value-type="float" office:value="780" calcext:value-type="float">
            <text:p>780,00 zł</text:p>
          </table:table-cell>
          <table:table-cell/>
          <table:table-cell table:style-name="ce12" table:formula="of:=ROUND(IF(8000&lt;[.L78]&lt;9500;[.I78]*0.3;IF([.L78]&gt;9500;[.I78]*0.4;0));1)" office:value-type="float" office:value="234" calcext:value-type="float">
            <text:p>234,00 <text:s text:c="4"/></text:p>
          </table:table-cell>
          <table:table-cell table:formula="of:=DAYS([.$C$97];[.F78])" office:value-type="float" office:value="11842" calcext:value-type="float">
            <text:p>11842</text:p>
          </table:table-cell>
          <table:table-cell table:number-columns-repeated="1012"/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3" office:value-type="string" calcext:value-type="string">
            <text:p>Theresa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91-03-04" calcext:value-type="date">
            <text:p>4 III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2" calcext:value-type="float">
            <text:p>22,00 zł</text:p>
          </table:table-cell>
          <table:table-cell table:style-name="ce10" table:formula="of:=[.G79]*[.H79]" office:value-type="float" office:value="880" calcext:value-type="float">
            <text:p>880,00 zł</text:p>
          </table:table-cell>
          <table:table-cell/>
          <table:table-cell table:style-name="ce12" table:formula="of:=ROUND(IF(8000&lt;[.L79]&lt;9500;[.I79]*0.3;IF([.L79]&gt;9500;[.I79]*0.4;0));1)" office:value-type="float" office:value="264" calcext:value-type="float">
            <text:p>264,00 <text:s text:c="4"/></text:p>
          </table:table-cell>
          <table:table-cell table:formula="of:=DAYS([.$C$97];[.F79])" office:value-type="float" office:value="10300" calcext:value-type="float">
            <text:p>10300</text:p>
          </table:table-cell>
          <table:table-cell table:number-columns-repeated="1012"/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3" office:value-type="string" calcext:value-type="string">
            <text:p>Marianne</text:p>
          </table:table-cell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5-07-23" calcext:value-type="date">
            <text:p>23 VI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0]*[.H80]" office:value-type="float" office:value="600" calcext:value-type="float">
            <text:p>600,00 zł</text:p>
          </table:table-cell>
          <table:table-cell/>
          <table:table-cell table:style-name="ce12" table:formula="of:=ROUND(IF(8000&lt;[.L80]&lt;9500;[.I80]*0.3;IF([.L80]&gt;9500;[.I80]*0.4;0));1)" office:value-type="float" office:value="180" calcext:value-type="float">
            <text:p>180,00 <text:s text:c="4"/></text:p>
          </table:table-cell>
          <table:table-cell table:formula="of:=DAYS([.$C$97];[.F80])" office:value-type="float" office:value="12350" calcext:value-type="float">
            <text:p>12350</text:p>
          </table:table-cell>
          <table:table-cell table:number-columns-repeated="1012"/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1]*[.H81]" office:value-type="float" office:value="260" calcext:value-type="float">
            <text:p>260,00 zł</text:p>
          </table:table-cell>
          <table:table-cell/>
          <table:table-cell table:style-name="ce12" table:formula="of:=ROUND(IF(8000&lt;[.L81]&lt;9500;[.I81]*0.3;IF([.L81]&gt;9500;[.I81]*0.4;0));1)" office:value-type="float" office:value="78" calcext:value-type="float">
            <text:p>78,00 <text:s text:c="4"/></text:p>
          </table:table-cell>
          <table:table-cell table:formula="of:=DAYS([.$C$97];[.F81])" office:value-type="float" office:value="12585" calcext:value-type="float">
            <text:p>12585</text:p>
          </table:table-cell>
          <table:table-cell table:number-columns-repeated="1012"/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lo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4-11-02" calcext:value-type="date">
            <text:p>2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2]*[.H82]" office:value-type="float" office:value="620" calcext:value-type="float">
            <text:p>620,00 zł</text:p>
          </table:table-cell>
          <table:table-cell/>
          <table:table-cell table:style-name="ce12" table:formula="of:=ROUND(IF(8000&lt;[.L82]&lt;9500;[.I82]*0.3;IF([.L82]&gt;9500;[.I82]*0.4;0));1)" office:value-type="float" office:value="186" calcext:value-type="float">
            <text:p>186,00 <text:s text:c="4"/></text:p>
          </table:table-cell>
          <table:table-cell table:formula="of:=DAYS([.$C$97];[.F82])" office:value-type="float" office:value="12613" calcext:value-type="float">
            <text:p>12613</text:p>
          </table:table-cell>
          <table:table-cell table:number-columns-repeated="1012"/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3]*[.H83]" office:value-type="float" office:value="442.5" calcext:value-type="float">
            <text:p>442,50 zł</text:p>
          </table:table-cell>
          <table:table-cell/>
          <table:table-cell table:style-name="ce12" table:formula="of:=ROUND(IF(8000&lt;[.L83]&lt;9500;[.I83]*0.3;IF([.L83]&gt;9500;[.I83]*0.4;0));1)" office:value-type="float" office:value="132.8" calcext:value-type="float">
            <text:p>132,80 <text:s text:c="4"/></text:p>
          </table:table-cell>
          <table:table-cell table:formula="of:=DAYS([.$C$97];[.F83])"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3" office:value-type="string" calcext:value-type="string">
            <text:p>Lorrie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1-03-03" calcext:value-type="date">
            <text:p>3 III 81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4]*[.H84]" office:value-type="float" office:value="195.3" calcext:value-type="float">
            <text:p>195,30 zł</text:p>
          </table:table-cell>
          <table:table-cell/>
          <table:table-cell table:style-name="ce12" table:formula="of:=ROUND(IF(8000&lt;[.L84]&lt;9500;[.I84]*0.3;IF([.L84]&gt;9500;[.I84]*0.4;0));1)" office:value-type="float" office:value="58.6" calcext:value-type="float">
            <text:p>58,60 <text:s text:c="4"/></text:p>
          </table:table-cell>
          <table:table-cell table:formula="of:=DAYS([.$C$97];[.F84])" office:value-type="float" office:value="13953" calcext:value-type="float">
            <text:p>13953</text:p>
          </table:table-cell>
          <table:table-cell table:number-columns-repeated="1012"/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Haye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6-12-07" calcext:value-type="date">
            <text:p>7 XII 86</text:p>
          </table:table-cell>
          <table:table-cell table:style-name="ce9" office:value-type="float" office:value="32" calcext:value-type="float">
            <text:p>32,0</text:p>
          </table:table-cell>
          <table:table-cell table:style-name="ce10" office:value-type="float" office:value="8.75" calcext:value-type="float">
            <text:p>8,75 zł</text:p>
          </table:table-cell>
          <table:table-cell table:style-name="ce10" table:formula="of:=[.G85]*[.H85]" office:value-type="float" office:value="280" calcext:value-type="float">
            <text:p>280,00 zł</text:p>
          </table:table-cell>
          <table:table-cell/>
          <table:table-cell table:style-name="ce12" table:formula="of:=ROUND(IF(8000&lt;[.L85]&lt;9500;[.I85]*0.3;IF([.L85]&gt;9500;[.I85]*0.4;0));1)" office:value-type="float" office:value="84" calcext:value-type="float">
            <text:p>84,00 <text:s text:c="4"/></text:p>
          </table:table-cell>
          <table:table-cell table:formula="of:=DAYS([.$C$97];[.F85])"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6]*[.H86]" office:value-type="float" office:value="651" calcext:value-type="float">
            <text:p>651,00 zł</text:p>
          </table:table-cell>
          <table:table-cell/>
          <table:table-cell table:style-name="ce12" table:formula="of:=ROUND(IF(8000&lt;[.L86]&lt;9500;[.I86]*0.3;IF([.L86]&gt;9500;[.I86]*0.4;0));1)" office:value-type="float" office:value="195.3" calcext:value-type="float">
            <text:p>195,30 <text:s text:c="4"/></text:p>
          </table:table-cell>
          <table:table-cell table:formula="of:=DAYS([.$C$97];[.F86])" office:value-type="float" office:value="10605" calcext:value-type="float">
            <text:p>10605</text:p>
          </table:table-cell>
          <table:table-cell table:number-columns-repeated="1012"/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Kanada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6-10-05" calcext:value-type="date">
            <text:p>5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87]*[.H87]" office:value-type="float" office:value="600" calcext:value-type="float">
            <text:p>600,00 zł</text:p>
          </table:table-cell>
          <table:table-cell/>
          <table:table-cell table:style-name="ce12" table:formula="of:=ROUND(IF(8000&lt;[.L87]&lt;9500;[.I87]*0.3;IF([.L87]&gt;9500;[.I87]*0.4;0));1)" office:value-type="float" office:value="180" calcext:value-type="float">
            <text:p>180,00 <text:s text:c="4"/></text:p>
          </table:table-cell>
          <table:table-cell table:formula="of:=DAYS([.$C$97];[.F87])" office:value-type="float" office:value="11911" calcext:value-type="float">
            <text:p>11911</text:p>
          </table:table-cell>
          <table:table-cell table:number-columns-repeated="1012"/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Winters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9-11-07" calcext:value-type="date">
            <text:p>7 XI 89</text:p>
          </table:table-cell>
          <table:table-cell table:style-name="ce9" office:value-type="float" office:value="35" calcext:value-type="float">
            <text:p>35,0</text:p>
          </table:table-cell>
          <table:table-cell table:style-name="ce10" office:value-type="float" office:value="12.6" calcext:value-type="float">
            <text:p>12,60 zł</text:p>
          </table:table-cell>
          <table:table-cell table:style-name="ce10" table:formula="of:=[.G88]*[.H88]" office:value-type="float" office:value="441" calcext:value-type="float">
            <text:p>441,00 zł</text:p>
          </table:table-cell>
          <table:table-cell/>
          <table:table-cell table:style-name="ce12" table:formula="of:=ROUND(IF(8000&lt;[.L88]&lt;9500;[.I88]*0.3;IF([.L88]&gt;9500;[.I88]*0.4;0));1)" office:value-type="float" office:value="132.3" calcext:value-type="float">
            <text:p>132,30 <text:s text:c="4"/></text:p>
          </table:table-cell>
          <table:table-cell table:formula="of:=DAYS([.$C$97];[.F88])" office:value-type="float" office:value="10782" calcext:value-type="float">
            <text:p>10782</text:p>
          </table:table-cell>
          <table:table-cell table:number-columns-repeated="1012"/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89]*[.H89]" office:value-type="float" office:value="260" calcext:value-type="float">
            <text:p>260,00 zł</text:p>
          </table:table-cell>
          <table:table-cell/>
          <table:table-cell table:style-name="ce12" table:formula="of:=ROUND(IF(8000&lt;[.L89]&lt;9500;[.I89]*0.3;IF([.L89]&gt;9500;[.I89]*0.4;0));1)" office:value-type="float" office:value="78" calcext:value-type="float">
            <text:p>78,00 <text:s text:c="4"/></text:p>
          </table:table-cell>
          <table:table-cell table:formula="of:=DAYS([.$C$97];[.F89])" office:value-type="float" office:value="14637" calcext:value-type="float">
            <text:p>14637</text:p>
          </table:table-cell>
          <table:table-cell table:number-columns-repeated="1012"/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Wlk Brytan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87-07-01" calcext:value-type="date">
            <text:p>1 V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0]*[.H90]" office:value-type="float" office:value="260" calcext:value-type="float">
            <text:p>260,00 zł</text:p>
          </table:table-cell>
          <table:table-cell/>
          <table:table-cell table:style-name="ce12" table:formula="of:=ROUND(IF(8000&lt;[.L90]&lt;9500;[.I90]*0.3;IF([.L90]&gt;9500;[.I90]*0.4;0));1)" office:value-type="float" office:value="78" calcext:value-type="float">
            <text:p>78,00 <text:s text:c="4"/></text:p>
          </table:table-cell>
          <table:table-cell table:formula="of:=DAYS([.$C$97];[.F90])" office:value-type="float" office:value="11642" calcext:value-type="float">
            <text:p>11642</text:p>
          </table:table-cell>
          <table:table-cell table:number-columns-repeated="1012"/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3" office:value-type="string" calcext:value-type="string">
            <text:p>Alice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87-03-02" calcext:value-type="date">
            <text:p>2 III 87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5.5" calcext:value-type="float">
            <text:p>5,50 zł</text:p>
          </table:table-cell>
          <table:table-cell table:style-name="ce10" table:formula="of:=[.G91]*[.H91]" office:value-type="float" office:value="85.25" calcext:value-type="float">
            <text:p>85,25 zł</text:p>
          </table:table-cell>
          <table:table-cell/>
          <table:table-cell table:style-name="ce12" table:formula="of:=ROUND(IF(8000&lt;[.L91]&lt;9500;[.I91]*0.3;IF([.L91]&gt;9500;[.I91]*0.4;0));1)" office:value-type="float" office:value="25.6" calcext:value-type="float">
            <text:p>25,60 <text:s text:c="4"/></text:p>
          </table:table-cell>
          <table:table-cell table:formula="of:=DAYS([.$C$97];[.F91])" office:value-type="float" office:value="11763" calcext:value-type="float">
            <text:p>11763</text:p>
          </table:table-cell>
          <table:table-cell table:number-columns-repeated="1012"/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ziecinne</text:p>
          </table:table-cell>
          <table:table-cell table:style-name="ce6" office:value-type="date" office:date-value="1987-12-24" calcext:value-type="date">
            <text:p>24 XII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92]*[.H92]" office:value-type="float" office:value="670" calcext:value-type="float">
            <text:p>670,00 zł</text:p>
          </table:table-cell>
          <table:table-cell/>
          <table:table-cell table:style-name="ce12" table:formula="of:=ROUND(IF(8000&lt;[.L92]&lt;9500;[.I92]*0.3;IF([.L92]&gt;9500;[.I92]*0.4;0));1)" office:value-type="float" office:value="201" calcext:value-type="float">
            <text:p>201,00 <text:s text:c="4"/></text:p>
          </table:table-cell>
          <table:table-cell table:formula="of:=DAYS([.$C$97];[.F92])" office:value-type="float" office:value="11466" calcext:value-type="float">
            <text:p>11466</text:p>
          </table:table-cell>
          <table:table-cell table:number-columns-repeated="1012"/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table:style-name="ce3" office:value-type="string" calcext:value-type="string">
            <text:p>Niemcy</text:p>
          </table:table-cell>
          <table:table-cell table:style-name="ce3"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93]*[.H93]" office:value-type="float" office:value="288.8" calcext:value-type="float">
            <text:p>288,80 zł</text:p>
          </table:table-cell>
          <table:table-cell/>
          <table:table-cell table:style-name="ce12" table:formula="of:=ROUND(IF(8000&lt;[.L93]&lt;9500;[.I93]*0.3;IF([.L93]&gt;9500;[.I93]*0.4;0));1)" office:value-type="float" office:value="86.6" calcext:value-type="float">
            <text:p>86,60 <text:s text:c="4"/></text:p>
          </table:table-cell>
          <table:table-cell table:formula="of:=DAYS([.$C$97];[.F93])" office:value-type="float" office:value="12953" calcext:value-type="float">
            <text:p>12953</text:p>
          </table:table-cell>
          <table:table-cell table:number-columns-repeated="1012"/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Binga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Dorosłych</text:p>
          </table:table-cell>
          <table:table-cell table:style-name="ce6" office:value-type="date" office:date-value="1991-04-08" calcext:value-type="date">
            <text:p>8 IV 9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2.1" calcext:value-type="float">
            <text:p>12,10 zł</text:p>
          </table:table-cell>
          <table:table-cell table:style-name="ce10" table:formula="of:=[.G94]*[.H94]" office:value-type="float" office:value="484" calcext:value-type="float">
            <text:p>484,00 zł</text:p>
          </table:table-cell>
          <table:table-cell/>
          <table:table-cell table:style-name="ce12" table:formula="of:=ROUND(IF(8000&lt;[.L94]&lt;9500;[.I94]*0.3;IF([.L94]&gt;9500;[.I94]*0.4;0));1)" office:value-type="float" office:value="145.2" calcext:value-type="float">
            <text:p>145,20 <text:s text:c="4"/></text:p>
          </table:table-cell>
          <table:table-cell table:formula="of:=DAYS([.$C$97];[.F94])" office:value-type="float" office:value="10265" calcext:value-type="float">
            <text:p>10265</text:p>
          </table:table-cell>
          <table:table-cell table:number-columns-repeated="1012"/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3" office:value-type="string" calcext:value-type="string">
            <text:p>Amy</text:p>
          </table:table-cell>
          <table:table-cell table:style-name="ce3" office:value-type="string" calcext:value-type="string">
            <text:p>Tooley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Rajdy Wodne</text:p>
          </table:table-cell>
          <table:table-cell table:style-name="ce6" office:value-type="date" office:date-value="1990-09-01" calcext:value-type="date">
            <text:p>1 IX 90</text:p>
          </table:table-cell>
          <table:table-cell table:style-name="ce9" office:value-type="float" office:value="15.5" calcext:value-type="float">
            <text:p>15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95]*[.H95]" office:value-type="float" office:value="100.75" calcext:value-type="float">
            <text:p>100,75 zł</text:p>
          </table:table-cell>
          <table:table-cell/>
          <table:table-cell table:style-name="ce12" table:formula="of:=ROUND(IF(8000&lt;[.L95]&lt;9500;[.I95]*0.3;IF([.L95]&gt;9500;[.I95]*0.4;0));1)" office:value-type="float" office:value="30.2" calcext:value-type="float">
            <text:p>30,20 <text:s text:c="4"/></text:p>
          </table:table-cell>
          <table:table-cell table:formula="of:=DAYS([.$C$97];[.F95])" office:value-type="float" office:value="10484" calcext:value-type="float">
            <text:p>1048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4" office:value-type="date" office:date-value="2019-05-16" calcext:value-type="date">
            <text:p>16.05.201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formula="of:=COUNTIF([.I2:.I95];&quot;&gt;300&quot;)" office:value-type="float" office:value="69" calcext:value-type="float">
            <text:p>69</text:p>
          </table:table-cell>
          <table:table-cell table:number-columns-repeated="1022"/>
        </table:table-row>
        <table:table-row table:style-name="ro2">
          <table:table-cell/>
          <table:table-cell table:formula="of:=COUNTIF([.L2:.L95];&quot;&gt;8000&quot;)" office:value-type="float" office:value="94" calcext:value-type="float">
            <text:p>94</text:p>
          </table:table-cell>
          <table:table-cell table:number-columns-repeated="102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Zadania.$A$1" table:cell-range-address="$Lista.$A$1:.$I$95"/>
        </table:named-expressions>
      </table:table>
      <table:table table:name="Wyniki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21" table:default-cell-style-name="Default"/>
        <table:table-row table:style-name="ro4">
          <table:table-cell table:style-name="ce22" office:value-type="string" calcext:value-type="string">
            <text:p>1)</text:p>
          </table:table-cell>
          <table:table-cell table:style-name="ce25" table:formula="of:=SUM([$Lista.I2:Sheet4.I29])" office:value-type="float" office:value="29935.175" calcext:value-type="float">
            <text:p>29 935,18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3" office:value-type="string" calcext:value-type="string">
            <text:p>2)</text:p>
          </table:table-cell>
          <table:table-cell table:style-name="ce25" table:formula="of:=AVERAGE([$Lista.J33:Sheet4.J62])" office:value-type="float" office:value="13.4213333333333" calcext:value-type="float">
            <text:p>13,42 zł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4">
          <table:table-cell table:style-name="ce22" office:value-type="string" calcext:value-type="string">
            <text:p>3)</text:p>
          </table:table-cell>
          <table:table-cell table:style-name="ce26" table:formula="of:=MAX([$Lista.K68:Sheet4.K71])" office:value-type="float" office:value="840" calcext:value-type="float">
            <text:p>840</text:p>
          </table:table-cell>
          <table:table-cell table:style-name="ce25"/>
          <table:table-cell table:style-name="ce28"/>
          <table:table-cell table:number-columns-repeated="1020"/>
        </table:table-row>
        <table:table-row table:style-name="ro4">
          <table:table-cell table:style-name="ce22" office:value-type="string" calcext:value-type="string">
            <text:p>4)</text:p>
          </table:table-cell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Winger</text:p>
          </table:table-cell>
          <table:table-cell table:style-name="ce10" table:formula="of:=[.H5]*[.I5]" office:value-type="float" office:value="0" calcext:value-type="float">
            <text:p>0,00 zł</text:p>
          </table:table-cell>
          <table:table-cell table:number-columns-repeated="1020"/>
        </table:table-row>
        <table:table-row table:style-name="ro4">
          <table:table-cell table:style-name="ce24" office:value-type="string" calcext:value-type="string">
            <text:p>5)</text:p>
          </table:table-cell>
          <table:table-cell table:style-name="Default" office:value-type="string" calcext:value-type="string">
            <text:p>wynik umieszczony jest w arkuszu „lista” wkonórce b100</text:p>
          </table:table-cell>
          <table:table-cell table:style-name="Default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4">
          <table:table-cell table:style-name="ce24"/>
          <table:table-cell table:style-name="ce3" table:number-columns-repeated="2"/>
          <table:table-cell table:style-name="ce10"/>
          <table:table-cell table:number-columns-repeated="1020"/>
        </table:table-row>
        <table:table-row table:style-name="ro4">
          <table:table-cell table:style-name="ce22" office:value-type="string" calcext:value-type="string">
            <text:p>5)</text:p>
          </table:table-cell>
          <table:table-cell table:style-name="ce26" office:value-type="string" calcext:value-type="string">
            <text:p>wynik wkomórce b101 w arkuszu lista</text:p>
          </table:table-cell>
          <table:table-cell table:style-name="ce26"/>
          <table:table-cell table:style-name="ce2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16" table:number-columns-repeated="2" table:default-cell-style-name="Default"/>
        <table:table-column table:style-name="co16" table:default-cell-style-name="ce5"/>
        <table:table-column table:style-name="co16" table:number-columns-repeated="4" table:default-cell-style-name="ce3"/>
        <table:table-column table:style-name="co16" table:default-cell-style-name="ce6"/>
        <table:table-column table:style-name="co16" table:default-cell-style-name="ce9"/>
        <table:table-column table:style-name="co16" table:number-columns-repeated="2" table:default-cell-style-name="ce10"/>
        <table:table-column table:style-name="co16" table:number-columns-repeated="3" table:default-cell-style-name="Default"/>
        <table:table-row table:style-name="ro5"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/>
          <table:table-cell table:number-columns-repeated="2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Sara</text:p>
          </table:table-cell>
          <table:table-cell table:style-name="ce3" office:value-type="string" calcext:value-type="string">
            <text:p>Kli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6-12-24" calcext:value-type="date">
            <text:p>24 X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2]*[.H2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2]&lt;9500;[.I2]*0.3;IF([.L2]&gt;9500;[.I2]*0.4;0));2)" office:value-type="float" office:value="133.13" calcext:value-type="float">
            <text:p>133,13 <text:s text:c="4"/></text:p>
          </table:table-cell>
          <table:table-cell table:formula="of:=DAYS([.$C$97];[.F2])" office:value-type="float" office:value="-31770" calcext:value-type="float">
            <text:p>-31770</text:p>
          </table:table-cell>
          <table:table-cell table:number-columns-repeated="2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Ball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83-04-15" calcext:value-type="date">
            <text:p>15 IV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3]*[.H3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3]&lt;9500;[.I3]*0.3;IF([.L3]&gt;9500;[.I3]*0.4;0));1)" office:value-type="float" office:value="258" calcext:value-type="float">
            <text:p>258,00 <text:s text:c="4"/></text:p>
          </table:table-cell>
          <table:table-cell table:formula="of:=DAYS([.$C$97];[.F3])" office:value-type="float" office:value="-30421" calcext:value-type="float">
            <text:p>-30421</text:p>
          </table:table-cell>
          <table:table-cell table:number-columns-repeated="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Harry</text:p>
          </table:table-cell>
          <table:table-cell table:style-name="ce3" office:value-type="string" calcext:value-type="string">
            <text:p>Swayn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90-12-30" calcext:value-type="date">
            <text:p>30 XII 90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4]*[.H4]" office:value-type="float" office:value="860" calcext:value-type="float">
            <text:p>860,00 zł</text:p>
          </table:table-cell>
          <table:table-cell table:style-name="ce11"/>
          <table:table-cell table:style-name="ce12" table:formula="of:=ROUND(IF(8000&lt;[.L4]&lt;9500;[.I4]*0.3;IF([.L4]&gt;9500;[.I4]*0.4;0));1)" office:value-type="float" office:value="258" calcext:value-type="float">
            <text:p>258,00 <text:s text:c="4"/></text:p>
          </table:table-cell>
          <table:table-cell table:formula="of:=DAYS([.$C$97];[.F4])" office:value-type="float" office:value="-33237" calcext:value-type="float">
            <text:p>-33237</text:p>
          </table:table-cell>
          <table:table-cell table:number-columns-repeated="2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Ambros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5-01-25" calcext:value-type="date">
            <text:p>25 I 85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5]*[.H5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5]&lt;9500;[.I5]*0.3;IF([.L5]&gt;9500;[.I5]*0.4;0));1)" office:value-type="float" office:value="133.1" calcext:value-type="float">
            <text:p>133,10 <text:s text:c="4"/></text:p>
          </table:table-cell>
          <table:table-cell table:formula="of:=DAYS([.$C$97];[.F5])" office:value-type="float" office:value="-31072" calcext:value-type="float">
            <text:p>-31072</text:p>
          </table:table-cell>
          <table:table-cell table:number-columns-repeated="2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Hil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6-07-21" calcext:value-type="date">
            <text:p>21 VII 86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6]*[.H6]" office:value-type="float" office:value="443.75" calcext:value-type="float">
            <text:p>443,75 zł</text:p>
          </table:table-cell>
          <table:table-cell table:style-name="ce11"/>
          <table:table-cell table:style-name="ce12" table:formula="of:=ROUND(IF(8000&lt;[.L6]&lt;9500;[.I6]*0.3;IF([.L6]&gt;9500;[.I6]*0.4;0));1)" office:value-type="float" office:value="133.1" calcext:value-type="float">
            <text:p>133,10 <text:s text:c="4"/></text:p>
          </table:table-cell>
          <table:table-cell table:formula="of:=DAYS([.$C$97];[.F6])" office:value-type="float" office:value="-31614" calcext:value-type="float">
            <text:p>-31614</text:p>
          </table:table-cell>
          <table:table-cell table:number-columns-repeated="2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Stro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1-03-08" calcext:value-type="date">
            <text:p>8 III 81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7]*[.H7]" office:value-type="float" office:value="780" calcext:value-type="float">
            <text:p>780,00 zł</text:p>
          </table:table-cell>
          <table:table-cell table:style-name="ce11"/>
          <table:table-cell table:style-name="ce12" table:formula="of:=ROUND(IF(8000&lt;[.L7]&lt;9500;[.I7]*0.3;IF([.L7]&gt;9500;[.I7]*0.4;0));1)" office:value-type="float" office:value="234" calcext:value-type="float">
            <text:p>234,00 <text:s text:c="4"/></text:p>
          </table:table-cell>
          <table:table-cell table:formula="of:=DAYS([.$C$97];[.F7])" office:value-type="float" office:value="-29653" calcext:value-type="float">
            <text:p>-29653</text:p>
          </table:table-cell>
          <table:table-cell table:number-columns-repeated="2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3" office:value-type="string" calcext:value-type="string">
            <text:p>Sung</text:p>
          </table:table-cell>
          <table:table-cell table:style-name="ce3" office:value-type="string" calcext:value-type="string">
            <text:p>Kim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6" office:value-type="date" office:date-value="1989-11-15" calcext:value-type="date">
            <text:p>15 XI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8]*[.H8]" office:value-type="float" office:value="620" calcext:value-type="float">
            <text:p>620,00 zł</text:p>
          </table:table-cell>
          <table:table-cell table:style-name="ce11"/>
          <table:table-cell table:style-name="ce12" table:formula="of:=ROUND(IF(8000&lt;[.L8]&lt;9500;[.I8]*0.3;IF([.L8]&gt;9500;[.I8]*0.4;0));1)" office:value-type="float" office:value="186" calcext:value-type="float">
            <text:p>186,00 <text:s text:c="4"/></text:p>
          </table:table-cell>
          <table:table-cell table:formula="of:=DAYS([.$C$97];[.F8])" office:value-type="float" office:value="-32827" calcext:value-type="float">
            <text:p>-32827</text:p>
          </table:table-cell>
          <table:table-cell table:number-columns-repeated="2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inkel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5-11-08" calcext:value-type="date">
            <text:p>8 XI 85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9]*[.H9]" office:value-type="float" office:value="780" calcext:value-type="float">
            <text:p>780,00 zł</text:p>
          </table:table-cell>
          <table:table-cell table:style-name="ce11"/>
          <table:table-cell table:style-name="ce12" table:formula="of:=ROUND(IF(8000&lt;[.L9]&lt;9500;[.I9]*0.3;IF([.L9]&gt;9500;[.I9]*0.4;0));1)" office:value-type="float" office:value="234" calcext:value-type="float">
            <text:p>234,00 <text:s text:c="4"/></text:p>
          </table:table-cell>
          <table:table-cell table:formula="of:=DAYS([.$C$97];[.F9])" office:value-type="float" office:value="-31359" calcext:value-type="float">
            <text:p>-31359</text:p>
          </table:table-cell>
          <table:table-cell table:number-columns-repeated="2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mith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6" office:value-type="date" office:date-value="1988-11-05" calcext:value-type="date">
            <text:p>5 XI 88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10]*[.H10]" office:value-type="float" office:value="780" calcext:value-type="float">
            <text:p>780,00 zł</text:p>
          </table:table-cell>
          <table:table-cell table:style-name="ce2"/>
          <table:table-cell table:style-name="ce12" table:formula="of:=ROUND(IF(8000&lt;[.L10]&lt;9500;[.I10]*0.3;IF([.L10]&gt;9500;[.I10]*0.4;0));1)" office:value-type="float" office:value="234" calcext:value-type="float">
            <text:p>234,00 <text:s text:c="4"/></text:p>
          </table:table-cell>
          <table:table-cell table:formula="of:=DAYS([.$C$97];[.F10])" office:value-type="float" office:value="-32452" calcext:value-type="float">
            <text:p>-32452</text:p>
          </table:table-cell>
          <table:table-cell table:number-columns-repeated="2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Barb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7-11-25" calcext:value-type="date">
            <text:p>25 X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1]*[.H11]" office:value-type="float" office:value="443.75" calcext:value-type="float">
            <text:p>443,75 zł</text:p>
          </table:table-cell>
          <table:table-cell table:style-name="ce2"/>
          <table:table-cell table:style-name="ce12" table:formula="of:=ROUND(IF(8000&lt;[.L11]&lt;9500;[.I11]*0.3;IF([.L11]&gt;9500;[.I11]*0.4;0));1)" office:value-type="float" office:value="133.1" calcext:value-type="float">
            <text:p>133,10 <text:s text:c="4"/></text:p>
          </table:table-cell>
          <table:table-cell table:formula="of:=DAYS([.$C$97];[.F11])" office:value-type="float" office:value="-32106" calcext:value-type="float">
            <text:p>-32106</text:p>
          </table:table-cell>
          <table:table-cell table:number-columns-repeated="2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Alt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87-09-09" calcext:value-type="date">
            <text:p>9 IX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12]*[.H12]" office:value-type="float" office:value="191.75" calcext:value-type="float">
            <text:p>191,75 zł</text:p>
          </table:table-cell>
          <table:table-cell table:style-name="ce2"/>
          <table:table-cell table:style-name="ce12" table:formula="of:=ROUND(IF(8000&lt;[.L12]&lt;9500;[.I12]*0.3;IF([.L12]&gt;9500;[.I12]*0.4;0));1)" office:value-type="float" office:value="57.5" calcext:value-type="float">
            <text:p>57,50 <text:s text:c="4"/></text:p>
          </table:table-cell>
          <table:table-cell table:formula="of:=DAYS([.$C$97];[.F12])" office:value-type="float" office:value="-32029" calcext:value-type="float">
            <text:p>-32029</text:p>
          </table:table-cell>
          <table:table-cell table:number-columns-repeated="2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Simp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6" office:value-type="date" office:date-value="1982-01-12" calcext:value-type="date">
            <text:p>12 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9.5" calcext:value-type="float">
            <text:p>19,50 zł</text:p>
          </table:table-cell>
          <table:table-cell table:style-name="ce10" table:formula="of:=[.G13]*[.H13]" office:value-type="float" office:value="780" calcext:value-type="float">
            <text:p>780,00 zł</text:p>
          </table:table-cell>
          <table:table-cell table:style-name="ce2"/>
          <table:table-cell table:style-name="ce12" table:formula="of:=ROUND(IF(8000&lt;[.L13]&lt;9500;[.I13]*0.3;IF([.L13]&gt;9500;[.I13]*0.4;0));1)" office:value-type="float" office:value="234" calcext:value-type="float">
            <text:p>234,00 <text:s text:c="4"/></text:p>
          </table:table-cell>
          <table:table-cell table:formula="of:=DAYS([.$C$97];[.F13])" office:value-type="float" office:value="-29963" calcext:value-type="float">
            <text:p>-29963</text:p>
          </table:table-cell>
          <table:table-cell table:number-columns-repeated="2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Feldsot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7-12-03" calcext:value-type="date">
            <text:p>3 XII 87</text:p>
          </table:table-cell>
          <table:table-cell table:style-name="ce9" office:value-type="float" office:value="35.5" calcext:value-type="float">
            <text:p>35,5</text:p>
          </table:table-cell>
          <table:table-cell table:style-name="ce10" office:value-type="float" office:value="12.5" calcext:value-type="float">
            <text:p>12,50 zł</text:p>
          </table:table-cell>
          <table:table-cell table:style-name="ce10" table:formula="of:=[.G14]*[.H14]" office:value-type="float" office:value="443.75" calcext:value-type="float">
            <text:p>443,75 zł</text:p>
          </table:table-cell>
          <table:table-cell table:style-name="ce2"/>
          <table:table-cell table:style-name="ce12" table:formula="of:=ROUND(IF(8000&lt;[.L14]&lt;9500;[.I14]*0.3;IF([.L14]&gt;9500;[.I14]*0.4;0));1)" office:value-type="float" office:value="133.1" calcext:value-type="float">
            <text:p>133,10 <text:s text:c="4"/></text:p>
          </table:table-cell>
          <table:table-cell table:formula="of:=DAYS([.$C$97];[.F14])" office:value-type="float" office:value="-32114" calcext:value-type="float">
            <text:p>-32114</text:p>
          </table:table-cell>
          <table:table-cell table:number-columns-repeated="2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Pater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87-10-28" calcext:value-type="date">
            <text:p>28 X 87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21.5" calcext:value-type="float">
            <text:p>21,50 zł</text:p>
          </table:table-cell>
          <table:table-cell table:style-name="ce10" table:formula="of:=[.G15]*[.H15]" office:value-type="float" office:value="860" calcext:value-type="float">
            <text:p>860,00 zł</text:p>
          </table:table-cell>
          <table:table-cell table:style-name="ce2"/>
          <table:table-cell table:style-name="ce12" table:formula="of:=ROUND(IF(8000&lt;[.L15]&lt;9500;[.I15]*0.3;IF([.L15]&gt;9500;[.I15]*0.4;0));1)" office:value-type="float" office:value="258" calcext:value-type="float">
            <text:p>258,00 <text:s text:c="4"/></text:p>
          </table:table-cell>
          <table:table-cell table:formula="of:=DAYS([.$C$97];[.F15])" office:value-type="float" office:value="-32078" calcext:value-type="float">
            <text:p>-32078</text:p>
          </table:table-cell>
          <table:table-cell table:number-columns-repeated="2"/>
        </table:table-row>
        <table:table-row table:style-name="ro5">
          <table:table-cell table:style-name="ce5" office:value-type="float" office:value="59" calcext:value-type="float">
            <text:p>59</text:p>
          </table:table-cell>
          <table:table-cell table:style-name="ce3" office:value-type="string" calcext:value-type="string">
            <text:p>Karina</text:p>
          </table:table-cell>
          <table:table-cell table:style-name="ce3" office:value-type="string" calcext:value-type="string">
            <text:p>Abe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7-01-12" calcext:value-type="date">
            <text:p>12 I 87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16]*[.H16]" office:value-type="float" office:value="703.5" calcext:value-type="float">
            <text:p>703,50 zł</text:p>
          </table:table-cell>
          <table:table-cell table:style-name="ce2"/>
          <table:table-cell table:style-name="ce12" table:formula="of:=ROUND(IF(8000&lt;[.L16]&lt;9500;[.I16]*0.3;IF([.L16]&gt;9500;[.I16]*0.4;0));1)" office:value-type="float" office:value="211.1" calcext:value-type="float">
            <text:p>211,10 <text:s text:c="4"/></text:p>
          </table:table-cell>
          <table:table-cell table:formula="of:=DAYS([.$C$97];[.F16])" office:value-type="float" office:value="-31789" calcext:value-type="float">
            <text:p>-31789</text:p>
          </table:table-cell>
          <table:table-cell table:number-columns-repeated="2"/>
        </table:table-row>
        <table:table-row table:style-name="ro5">
          <table:table-cell table:style-name="ce5" office:value-type="float" office:value="63" calcext:value-type="float">
            <text:p>63</text:p>
          </table:table-cell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McDonald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6" office:value-type="date" office:date-value="1982-07-07" calcext:value-type="date">
            <text:p>7 VII 82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17]*[.H17]" office:value-type="float" office:value="620" calcext:value-type="float">
            <text:p>620,00 zł</text:p>
          </table:table-cell>
          <table:table-cell table:style-name="ce2"/>
          <table:table-cell table:style-name="ce12" table:formula="of:=ROUND(IF(8000&lt;[.L17]&lt;9500;[.I17]*0.3;IF([.L17]&gt;9500;[.I17]*0.4;0));1)" office:value-type="float" office:value="186" calcext:value-type="float">
            <text:p>186,00 <text:s text:c="4"/></text:p>
          </table:table-cell>
          <table:table-cell table:formula="of:=DAYS([.$C$97];[.F17])" office:value-type="float" office:value="-30139" calcext:value-type="float">
            <text:p>-30139</text:p>
          </table:table-cell>
          <table:table-cell table:number-columns-repeated="2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Paula</text:p>
          </table:table-cell>
          <table:table-cell table:style-name="ce3" office:value-type="string" calcext:value-type="string">
            <text:p>Robinso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6" office:value-type="date" office:date-value="1987-12-07" calcext:value-type="date">
            <text:p>7 XII 87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18]*[.H18]" office:value-type="float" office:value="191.75" calcext:value-type="float">
            <text:p>191,75 zł</text:p>
          </table:table-cell>
          <table:table-cell table:style-name="ce2"/>
          <table:table-cell table:style-name="ce12" table:formula="of:=ROUND(IF(8000&lt;[.L18]&lt;9500;[.I18]*0.3;IF([.L18]&gt;9500;[.I18]*0.4;0));1)" office:value-type="float" office:value="57.5" calcext:value-type="float">
            <text:p>57,50 <text:s text:c="4"/></text:p>
          </table:table-cell>
          <table:table-cell table:formula="of:=DAYS([.$C$97];[.F18])" office:value-type="float" office:value="-32118" calcext:value-type="float">
            <text:p>-32118</text:p>
          </table:table-cell>
          <table:table-cell table:number-columns-repeated="2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Smith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6" office:value-type="date" office:date-value="1989-11-27" calcext:value-type="date">
            <text:p>27 XI 89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24" calcext:value-type="float">
            <text:p>24,00 zł</text:p>
          </table:table-cell>
          <table:table-cell table:style-name="ce10" table:formula="of:=[.G19]*[.H19]" office:value-type="float" office:value="1008" calcext:value-type="float">
            <text:p>1 008,00 zł</text:p>
          </table:table-cell>
          <table:table-cell table:style-name="ce2"/>
          <table:table-cell table:style-name="ce12" table:formula="of:=ROUND(IF(8000&lt;[.L19]&lt;9500;[.I19]*0.3;IF([.L19]&gt;9500;[.I19]*0.4;0));1)" office:value-type="float" office:value="302.4" calcext:value-type="float">
            <text:p>302,40 <text:s text:c="4"/></text:p>
          </table:table-cell>
          <table:table-cell table:formula="of:=DAYS([.$C$97];[.F19])" office:value-type="float" office:value="-32839" calcext:value-type="float">
            <text:p>-32839</text:p>
          </table:table-cell>
          <table:table-cell table:number-columns-repeated="2"/>
        </table:table-row>
        <table:table-row table:style-name="ro5">
          <table:table-cell table:style-name="ce5" office:value-type="float" office:value="71" calcext:value-type="float">
            <text:p>71</text:p>
          </table:table-cell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Switz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91-06-03" calcext:value-type="date">
            <text:p>3 VI 91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3.3" calcext:value-type="float">
            <text:p>13,30 zł</text:p>
          </table:table-cell>
          <table:table-cell table:style-name="ce10" table:formula="of:=[.G20]*[.H20]" office:value-type="float" office:value="392.35" calcext:value-type="float">
            <text:p>392,35 zł</text:p>
          </table:table-cell>
          <table:table-cell table:style-name="ce2"/>
          <table:table-cell table:style-name="ce12" table:formula="of:=ROUND(IF(8000&lt;[.L20]&lt;9500;[.I20]*0.3;IF([.L20]&gt;9500;[.I20]*0.4;0));1)" office:value-type="float" office:value="117.7" calcext:value-type="float">
            <text:p>117,70 <text:s text:c="4"/></text:p>
          </table:table-cell>
          <table:table-cell table:formula="of:=DAYS([.$C$97];[.F20])" office:value-type="float" office:value="-33392" calcext:value-type="float">
            <text:p>-33392</text:p>
          </table:table-cell>
          <table:table-cell table:number-columns-repeated="2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Jaco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6" office:value-type="date" office:date-value="1986-10-04" calcext:value-type="date">
            <text:p>4 X 86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21]*[.H21]" office:value-type="float" office:value="260" calcext:value-type="float">
            <text:p>260,00 zł</text:p>
          </table:table-cell>
          <table:table-cell table:style-name="ce2"/>
          <table:table-cell table:style-name="ce12" table:formula="of:=ROUND(IF(8000&lt;[.L21]&lt;9500;[.I21]*0.3;IF([.L21]&gt;9500;[.I21]*0.4;0));1)" office:value-type="float" office:value="78" calcext:value-type="float">
            <text:p>78,00 <text:s text:c="4"/></text:p>
          </table:table-cell>
          <table:table-cell table:formula="of:=DAYS([.$C$97];[.F21])" office:value-type="float" office:value="-31689" calcext:value-type="float">
            <text:p>-31689</text:p>
          </table:table-cell>
          <table:table-cell table:number-columns-repeated="2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3" office:value-type="string" calcext:value-type="string">
            <text:p>Holly</text:p>
          </table:table-cell>
          <table:table-cell table:style-name="ce3" office:value-type="string" calcext:value-type="string">
            <text:p>Taylo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84-08-17" calcext:value-type="date">
            <text:p>17 VIII 84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6.75" calcext:value-type="float">
            <text:p>16,75 zł</text:p>
          </table:table-cell>
          <table:table-cell table:style-name="ce10" table:formula="of:=[.G22]*[.H22]" office:value-type="float" office:value="494.125" calcext:value-type="float">
            <text:p>494,13 zł</text:p>
          </table:table-cell>
          <table:table-cell table:style-name="ce2"/>
          <table:table-cell table:style-name="ce12" table:formula="of:=ROUND(IF(8000&lt;[.L22]&lt;9500;[.I22]*0.3;IF([.L22]&gt;9500;[.I22]*0.4;0));1)" office:value-type="float" office:value="148.2" calcext:value-type="float">
            <text:p>148,20 <text:s text:c="4"/></text:p>
          </table:table-cell>
          <table:table-cell table:formula="of:=DAYS([.$C$97];[.F22])" office:value-type="float" office:value="-30911" calcext:value-type="float">
            <text:p>-30911</text:p>
          </table:table-cell>
          <table:table-cell table:number-columns-repeated="2"/>
        </table:table-row>
        <table:table-row table:style-name="ro5">
          <table:table-cell table:style-name="ce5" office:value-type="float" office:value="76" calcext:value-type="float">
            <text:p>76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arthoff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9-10-27" calcext:value-type="date">
            <text:p>27 X 8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23]*[.H23]" office:value-type="float" office:value="260" calcext:value-type="float">
            <text:p>260,00 zł</text:p>
          </table:table-cell>
          <table:table-cell table:style-name="ce2"/>
          <table:table-cell table:style-name="ce12" table:formula="of:=ROUND(IF(8000&lt;[.L23]&lt;9500;[.I23]*0.3;IF([.L23]&gt;9500;[.I23]*0.4;0));1)" office:value-type="float" office:value="78" calcext:value-type="float">
            <text:p>78,00 <text:s text:c="4"/></text:p>
          </table:table-cell>
          <table:table-cell table:formula="of:=DAYS([.$C$97];[.F23])" office:value-type="float" office:value="-32808" calcext:value-type="float">
            <text:p>-32808</text:p>
          </table:table-cell>
          <table:table-cell table:number-columns-repeated="2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Pett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table:style-name="ce6" office:value-type="date" office:date-value="1984-11-30" calcext:value-type="date">
            <text:p>30 XI 84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24]*[.H24]" office:value-type="float" office:value="260" calcext:value-type="float">
            <text:p>260,00 zł</text:p>
          </table:table-cell>
          <table:table-cell table:style-name="ce2"/>
          <table:table-cell table:style-name="ce12" table:formula="of:=ROUND(IF(8000&lt;[.L24]&lt;9500;[.I24]*0.3;IF([.L24]&gt;9500;[.I24]*0.4;0));1)" office:value-type="float" office:value="78" calcext:value-type="float">
            <text:p>78,00 <text:s text:c="4"/></text:p>
          </table:table-cell>
          <table:table-cell table:formula="of:=DAYS([.$C$97];[.F24])" office:value-type="float" office:value="-31016" calcext:value-type="float">
            <text:p>-31016</text:p>
          </table:table-cell>
          <table:table-cell table:number-columns-repeated="2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ibbs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89-01-23" calcext:value-type="date">
            <text:p>23 I 89</text:p>
          </table:table-cell>
          <table:table-cell table:style-name="ce9" office:value-type="float" office:value="29.5" calcext:value-type="float">
            <text:p>29,5</text:p>
          </table:table-cell>
          <table:table-cell table:style-name="ce10" office:value-type="float" office:value="15" calcext:value-type="float">
            <text:p>15,00 zł</text:p>
          </table:table-cell>
          <table:table-cell table:style-name="ce10" table:formula="of:=[.G25]*[.H25]" office:value-type="float" office:value="442.5" calcext:value-type="float">
            <text:p>442,50 zł</text:p>
          </table:table-cell>
          <table:table-cell table:style-name="ce2"/>
          <table:table-cell table:style-name="ce12" table:formula="of:=ROUND(IF(8000&lt;[.L25]&lt;9500;[.I25]*0.3;IF([.L25]&gt;9500;[.I25]*0.4;0));1)" office:value-type="float" office:value="132.8" calcext:value-type="float">
            <text:p>132,80 <text:s text:c="4"/></text:p>
          </table:table-cell>
          <table:table-cell table:formula="of:=DAYS([.$C$97];[.F25])" office:value-type="float" office:value="-32531" calcext:value-type="float">
            <text:p>-32531</text:p>
          </table:table-cell>
          <table:table-cell table:number-columns-repeated="2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Stewar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orosłych</text:p>
          </table:table-cell>
          <table:table-cell table:style-name="ce6" office:value-type="date" office:date-value="1990-05-03" calcext:value-type="date">
            <text:p>3 V 90</text:p>
          </table:table-cell>
          <table:table-cell table:style-name="ce9" office:value-type="float" office:value="42" calcext:value-type="float">
            <text:p>42,0</text:p>
          </table:table-cell>
          <table:table-cell table:style-name="ce10" office:value-type="float" office:value="15.5" calcext:value-type="float">
            <text:p>15,50 zł</text:p>
          </table:table-cell>
          <table:table-cell table:style-name="ce10" table:formula="of:=[.G26]*[.H26]" office:value-type="float" office:value="651" calcext:value-type="float">
            <text:p>651,00 zł</text:p>
          </table:table-cell>
          <table:table-cell table:style-name="ce2"/>
          <table:table-cell table:style-name="ce12" table:formula="of:=ROUND(IF(8000&lt;[.L26]&lt;9500;[.I26]*0.3;IF([.L26]&gt;9500;[.I26]*0.4;0));1)" office:value-type="float" office:value="195.3" calcext:value-type="float">
            <text:p>195,30 <text:s text:c="4"/></text:p>
          </table:table-cell>
          <table:table-cell table:formula="of:=DAYS([.$C$97];[.F26])" office:value-type="float" office:value="-32996" calcext:value-type="float">
            <text:p>-32996</text:p>
          </table:table-cell>
          <table:table-cell table:number-columns-repeated="2"/>
        </table:table-row>
        <table:table-row table:style-name="ro5">
          <table:table-cell table:style-name="ce5" office:value-type="float" office:value="88" calcext:value-type="float">
            <text:p>88</text:p>
          </table:table-cell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arti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Dziecinne</text:p>
          </table:table-cell>
          <table:table-cell table:style-name="ce6" office:value-type="date" office:date-value="1979-04-19" calcext:value-type="date">
            <text:p>19 IV 79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6.5" calcext:value-type="float">
            <text:p>6,50 zł</text:p>
          </table:table-cell>
          <table:table-cell table:style-name="ce10" table:formula="of:=[.G27]*[.H27]" office:value-type="float" office:value="260" calcext:value-type="float">
            <text:p>260,00 zł</text:p>
          </table:table-cell>
          <table:table-cell table:style-name="ce2"/>
          <table:table-cell table:style-name="ce12" table:formula="of:=ROUND(IF(8000&lt;[.L27]&lt;9500;[.I27]*0.3;IF([.L27]&gt;9500;[.I27]*0.4;0));1)" office:value-type="float" office:value="78" calcext:value-type="float">
            <text:p>78,00 <text:s text:c="4"/></text:p>
          </table:table-cell>
          <table:table-cell table:formula="of:=DAYS([.$C$97];[.F27])" office:value-type="float" office:value="-28964" calcext:value-type="float">
            <text:p>-28964</text:p>
          </table:table-cell>
          <table:table-cell table:number-columns-repeated="2"/>
        </table:table-row>
        <table:table-row table:style-name="ro5">
          <table:table-cell table:style-name="ce5" office:value-type="float" office:value="92" calcext:value-type="float">
            <text:p>92</text:p>
          </table:table-cell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Whitne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Pokazy</text:p>
          </table:table-cell>
          <table:table-cell table:style-name="ce6" office:value-type="date" office:date-value="1983-11-28" calcext:value-type="date">
            <text:p>28 XI 83</text:p>
          </table:table-cell>
          <table:table-cell table:style-name="ce9" office:value-type="float" office:value="40" calcext:value-type="float">
            <text:p>40,0</text:p>
          </table:table-cell>
          <table:table-cell table:style-name="ce10" office:value-type="float" office:value="7.22" calcext:value-type="float">
            <text:p>7,22 zł</text:p>
          </table:table-cell>
          <table:table-cell table:style-name="ce10" table:formula="of:=[.G28]*[.H28]" office:value-type="float" office:value="288.8" calcext:value-type="float">
            <text:p>288,80 zł</text:p>
          </table:table-cell>
          <table:table-cell table:style-name="ce2"/>
          <table:table-cell table:style-name="ce12" table:formula="of:=ROUND(IF(8000&lt;[.L28]&lt;9500;[.I28]*0.3;IF([.L28]&gt;9500;[.I28]*0.4;0));1)" office:value-type="float" office:value="86.6" calcext:value-type="float">
            <text:p>86,60 <text:s text:c="4"/></text:p>
          </table:table-cell>
          <table:table-cell table:formula="of:=DAYS([.$C$97];[.F28])" office:value-type="float" office:value="-30648" calcext:value-type="float">
            <text:p>-30648</text:p>
          </table:table-cell>
          <table:table-cell table:number-columns-repeated="2"/>
        </table:table-row>
        <table:table-row table:style-name="ro5" table:number-rows-repeated="3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5">
          <table:table-cell table:number-columns-repeated="2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li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12-24" calcext:value-type="date">
            <text:p>24 X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33]*[.J33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5-07-05" calcext:value-type="date">
            <text:p>5 VII 85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I34]*[.J34]" office:value-type="float" office:value="472.15" calcext:value-type="float">
            <text:p>472,1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lleen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90-07-26" calcext:value-type="date">
            <text:p>26 VII 90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I35]*[.J35]" office:value-type="float" office:value="703.5" calcext:value-type="float">
            <text:p>703,5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I36]*[.J36]" office:value-type="float" office:value="350" calcext:value-type="float">
            <text:p>35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Califano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9-02-26" calcext:value-type="date">
            <text:p>26 II 89</text:p>
          </table:table-cell>
          <table:table-cell office:value-type="float" office:value="35" calcext:value-type="float">
            <text:p>35,0</text:p>
          </table:table-cell>
          <table:table-cell office:value-type="float" office:value="12.1" calcext:value-type="float">
            <text:p>12,10 zł</text:p>
          </table:table-cell>
          <table:table-cell table:formula="of:=[.I37]*[.J37]" office:value-type="float" office:value="423.5" calcext:value-type="float">
            <text:p>423,5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mbrose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01-25" calcext:value-type="date">
            <text:p>25 I 85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38]*[.J38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7-06-10" calcext:value-type="date">
            <text:p>10 VI 87</text:p>
          </table:table-cell>
          <table:table-cell office:value-type="float" office:value="40" calcext:value-type="float">
            <text:p>40,0</text:p>
          </table:table-cell>
          <table:table-cell office:value-type="float" office:value="12.6" calcext:value-type="float">
            <text:p>12,60 zł</text:p>
          </table:table-cell>
          <table:table-cell table:formula="of:=[.I39]*[.J39]" office:value-type="float" office:value="504" calcext:value-type="float">
            <text:p>504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6-07-21" calcext:value-type="date">
            <text:p>21 VII 86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40]*[.J40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1-03-08" calcext:value-type="date">
            <text:p>8 III 81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I41]*[.J41]" office:value-type="float" office:value="780" calcext:value-type="float">
            <text:p>78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Jeri Lynn</text:p>
          </table:table-cell>
          <table:table-cell office:value-type="string" calcext:value-type="string">
            <text:p>MacFa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4-08" calcext:value-type="date">
            <text:p>8 IV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I42]*[.J42]" office:value-type="float" office:value="860" calcext:value-type="float">
            <text:p>8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Hinkelman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5-11-08" calcext:value-type="date">
            <text:p>8 XI 85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I43]*[.J43]" office:value-type="float" office:value="780" calcext:value-type="float">
            <text:p>78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4-08-23" calcext:value-type="date">
            <text:p>23 VIII 84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I44]*[.J44]" office:value-type="float" office:value="860" calcext:value-type="float">
            <text:p>8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Reagan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90-08-12" calcext:value-type="date">
            <text:p>12 VIII 90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I45]*[.J45]" office:value-type="float" office:value="840" calcext:value-type="float">
            <text:p>84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1-25" calcext:value-type="date">
            <text:p>25 X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46]*[.J46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05-31" calcext:value-type="date">
            <text:p>31 V 86</text:p>
          </table:table-cell>
          <table:table-cell office:value-type="float" office:value="40" calcext:value-type="float">
            <text:p>40,0</text:p>
          </table:table-cell>
          <table:table-cell office:value-type="float" office:value="8.75" calcext:value-type="float">
            <text:p>8,75 zł</text:p>
          </table:table-cell>
          <table:table-cell table:formula="of:=[.I47]*[.J47]" office:value-type="float" office:value="350" calcext:value-type="float">
            <text:p>35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Feldsott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12-03" calcext:value-type="date">
            <text:p>3 XII 87</text:p>
          </table:table-cell>
          <table:table-cell office:value-type="float" office:value="35.5" calcext:value-type="float">
            <text:p>35,5</text:p>
          </table:table-cell>
          <table:table-cell office:value-type="float" office:value="12.5" calcext:value-type="float">
            <text:p>12,50 zł</text:p>
          </table:table-cell>
          <table:table-cell table:formula="of:=[.I48]*[.J48]" office:value-type="float" office:value="443.75" calcext:value-type="float">
            <text:p>443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nyder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8-06-07" calcext:value-type="date">
            <text:p>7 VI 88</text:p>
          </table:table-cell>
          <table:table-cell office:value-type="float" office:value="25" calcext:value-type="float">
            <text:p>25,0</text:p>
          </table:table-cell>
          <table:table-cell office:value-type="float" office:value="8.52" calcext:value-type="float">
            <text:p>8,52 zł</text:p>
          </table:table-cell>
          <table:table-cell table:formula="of:=[.I49]*[.J49]" office:value-type="float" office:value="213" calcext:value-type="float">
            <text:p>213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Maccaluso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1-01-23" calcext:value-type="date">
            <text:p>23 I 91</text:p>
          </table:table-cell>
          <table:table-cell office:value-type="float" office:value="40" calcext:value-type="float">
            <text:p>40,0</text:p>
          </table:table-cell>
          <table:table-cell office:value-type="float" office:value="21.5" calcext:value-type="float">
            <text:p>21,50 zł</text:p>
          </table:table-cell>
          <table:table-cell table:formula="of:=[.I50]*[.J50]" office:value-type="float" office:value="860" calcext:value-type="float">
            <text:p>8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1-08-14" calcext:value-type="date">
            <text:p>14 VIII 81</text:p>
          </table:table-cell>
          <table:table-cell office:value-type="float" office:value="38" calcext:value-type="float">
            <text:p>38,0</text:p>
          </table:table-cell>
          <table:table-cell office:value-type="float" office:value="15.5" calcext:value-type="float">
            <text:p>15,50 zł</text:p>
          </table:table-cell>
          <table:table-cell table:formula="of:=[.I51]*[.J51]" office:value-type="float" office:value="589" calcext:value-type="float">
            <text:p>589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7-01-12" calcext:value-type="date">
            <text:p>12 I 87</text:p>
          </table:table-cell>
          <table:table-cell office:value-type="float" office:value="42" calcext:value-type="float">
            <text:p>42,0</text:p>
          </table:table-cell>
          <table:table-cell office:value-type="float" office:value="16.75" calcext:value-type="float">
            <text:p>16,75 zł</text:p>
          </table:table-cell>
          <table:table-cell table:formula="of:=[.I52]*[.J52]" office:value-type="float" office:value="703.5" calcext:value-type="float">
            <text:p>703,5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9-04-27" calcext:value-type="date">
            <text:p>27 IV 89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I53]*[.J53]" office:value-type="float" office:value="100.75" calcext:value-type="float">
            <text:p>100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Rajdy Wodne</text:p>
          </table:table-cell>
          <table:table-cell office:value-type="date" office:date-value="1984-03-27" calcext:value-type="date">
            <text:p>27 III 84</text:p>
          </table:table-cell>
          <table:table-cell office:value-type="float" office:value="35.5" calcext:value-type="float">
            <text:p>35,5</text:p>
          </table:table-cell>
          <table:table-cell office:value-type="float" office:value="13.3" calcext:value-type="float">
            <text:p>13,30 zł</text:p>
          </table:table-cell>
          <table:table-cell table:formula="of:=[.I54]*[.J54]" office:value-type="float" office:value="472.15" calcext:value-type="float">
            <text:p>472,1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9-10-14" calcext:value-type="date">
            <text:p>14 X 89</text:p>
          </table:table-cell>
          <table:table-cell office:value-type="float" office:value="40" calcext:value-type="float">
            <text:p>40,0</text:p>
          </table:table-cell>
          <table:table-cell office:value-type="float" office:value="15.5" calcext:value-type="float">
            <text:p>15,50 zł</text:p>
          </table:table-cell>
          <table:table-cell table:formula="of:=[.I55]*[.J55]" office:value-type="float" office:value="620" calcext:value-type="float">
            <text:p>62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Wlk Brytania</text:p>
          </table:table-cell>
          <table:table-cell office:value-type="string" calcext:value-type="string">
            <text:p>Rajdy Wodne</text:p>
          </table:table-cell>
          <table:table-cell office:value-type="date" office:date-value="1984-02-14" calcext:value-type="date">
            <text:p>14 II 84</text:p>
          </table:table-cell>
          <table:table-cell office:value-type="float" office:value="40" calcext:value-type="float">
            <text:p>40,0</text:p>
          </table:table-cell>
          <table:table-cell office:value-type="float" office:value="7.22" calcext:value-type="float">
            <text:p>7,22 zł</text:p>
          </table:table-cell>
          <table:table-cell table:formula="of:=[.I56]*[.J56]" office:value-type="float" office:value="288.8" calcext:value-type="float">
            <text:p>288,8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Barthoff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9-10-27" calcext:value-type="date">
            <text:p>27 X 89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I57]*[.J57]" office:value-type="float" office:value="260" calcext:value-type="float">
            <text:p>2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6-12-13" calcext:value-type="date">
            <text:p>13 XII 86</text:p>
          </table:table-cell>
          <table:table-cell office:value-type="float" office:value="40" calcext:value-type="float">
            <text:p>40,0</text:p>
          </table:table-cell>
          <table:table-cell office:value-type="float" office:value="19.5" calcext:value-type="float">
            <text:p>19,50 zł</text:p>
          </table:table-cell>
          <table:table-cell table:formula="of:=[.I58]*[.J58]" office:value-type="float" office:value="780" calcext:value-type="float">
            <text:p>78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Petty</text:p>
          </table:table-cell>
          <table:table-cell office:value-type="string" calcext:value-type="string">
            <text:p>Niemcy</text:p>
          </table:table-cell>
          <table:table-cell office:value-type="string" calcext:value-type="string">
            <text:p>Rajdy Wodne</text:p>
          </table:table-cell>
          <table:table-cell office:value-type="date" office:date-value="1984-11-30" calcext:value-type="date">
            <text:p>30 XI 84</text:p>
          </table:table-cell>
          <table:table-cell office:value-type="float" office:value="40" calcext:value-type="float">
            <text:p>40,0</text:p>
          </table:table-cell>
          <table:table-cell office:value-type="float" office:value="6.5" calcext:value-type="float">
            <text:p>6,50 zł</text:p>
          </table:table-cell>
          <table:table-cell table:formula="of:=[.I59]*[.J59]" office:value-type="float" office:value="260" calcext:value-type="float">
            <text:p>26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1-03-03" calcext:value-type="date">
            <text:p>3 III 81</text:p>
          </table:table-cell>
          <table:table-cell office:value-type="float" office:value="15.5" calcext:value-type="float">
            <text:p>15,5</text:p>
          </table:table-cell>
          <table:table-cell office:value-type="float" office:value="12.6" calcext:value-type="float">
            <text:p>12,60 zł</text:p>
          </table:table-cell>
          <table:table-cell table:formula="of:=[.I60]*[.J60]" office:value-type="float" office:value="195.3" calcext:value-type="float">
            <text:p>195,3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Owen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87-03-02" calcext:value-type="date">
            <text:p>2 III 87</text:p>
          </table:table-cell>
          <table:table-cell office:value-type="float" office:value="15.5" calcext:value-type="float">
            <text:p>15,5</text:p>
          </table:table-cell>
          <table:table-cell office:value-type="float" office:value="5.5" calcext:value-type="float">
            <text:p>5,50 zł</text:p>
          </table:table-cell>
          <table:table-cell table:formula="of:=[.I61]*[.J61]" office:value-type="float" office:value="85.25" calcext:value-type="float">
            <text:p>85,2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Tool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Wodne</text:p>
          </table:table-cell>
          <table:table-cell office:value-type="date" office:date-value="1990-09-01" calcext:value-type="date">
            <text:p>1 IX 90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I62]*[.J62]" office:value-type="float" office:value="100.75" calcext:value-type="float">
            <text:p>100,75 zł</text:p>
          </table:table-cell>
          <table:table-cell table:number-columns-repeated="3"/>
        </table:table-row>
        <table:table-row table:style-name="ro5" table:number-rows-repeated="4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5">
          <table:table-cell table:number-columns-repeated="2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Bower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12-05" calcext:value-type="date">
            <text:p>5 XII 86</text:p>
          </table:table-cell>
          <table:table-cell office:value-type="float" office:value="15.5" calcext:value-type="float">
            <text:p>15,5</text:p>
          </table:table-cell>
          <table:table-cell office:value-type="float" office:value="6.5" calcext:value-type="float">
            <text:p>6,50 zł</text:p>
          </table:table-cell>
          <table:table-cell table:formula="of:=[.I68]*[.J68]" office:value-type="float" office:value="100.75" calcext:value-type="float">
            <text:p>100,75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Wing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6-02-01" calcext:value-type="date">
            <text:p>1 II 86</text:p>
          </table:table-cell>
          <table:table-cell office:value-type="float" office:value="35" calcext:value-type="float">
            <text:p>35,0</text:p>
          </table:table-cell>
          <table:table-cell office:value-type="float" office:value="24" calcext:value-type="float">
            <text:p>24,00 zł</text:p>
          </table:table-cell>
          <table:table-cell table:formula="of:=[.I69]*[.J69]" office:value-type="float" office:value="840" calcext:value-type="float">
            <text:p>840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Frieda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82-02-17" calcext:value-type="date">
            <text:p>17 II 82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I70]*[.J70]" office:value-type="float" office:value="484" calcext:value-type="float">
            <text:p>484,00 zł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in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jdy Dorosłych</text:p>
          </table:table-cell>
          <table:table-cell office:value-type="date" office:date-value="1991-04-08" calcext:value-type="date">
            <text:p>8 IV 91</text:p>
          </table:table-cell>
          <table:table-cell office:value-type="float" office:value="40" calcext:value-type="float">
            <text:p>40,0</text:p>
          </table:table-cell>
          <table:table-cell office:value-type="float" office:value="12.1" calcext:value-type="float">
            <text:p>12,10 zł</text:p>
          </table:table-cell>
          <table:table-cell table:formula="of:=[.I71]*[.J71]" office:value-type="float" office:value="484" calcext:value-type="float">
            <text:p>484,00 zł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6">
          <table:table-cell table:number-columns-repeated="2"/>
          <table:table-cell table:style-name="ce8" office:value-type="string" calcext:value-type="string">
            <text:p>PŁACA BRUTTO</text:p>
          </table:table-cell>
          <table:table-cell table:style-name="Default" table:number-columns-repeated="8"/>
          <table:table-cell table:number-columns-repeated="3"/>
        </table:table-row>
        <table:table-row table:style-name="ro5">
          <table:table-cell table:number-columns-repeated="2"/>
          <table:table-cell table:style-name="Default" office:value-type="float" office:value="840" calcext:value-type="float">
            <text:p>840</text:p>
          </table:table-cell>
          <table:table-cell table:style-name="Default" table:number-columns-repeated="8"/>
          <table:table-cell table:number-columns-repeated="3"/>
        </table:table-row>
        <table:table-row table:style-name="ro5" table:number-rows-repeated="2">
          <table:table-cell table:number-columns-repeated="2"/>
          <table:table-cell table:style-name="Default" table:number-columns-repeated="9"/>
          <table:table-cell table:number-columns-repeated="3"/>
        </table:table-row>
        <table:table-row table:style-name="ro5">
          <table:table-cell table:number-columns-repeated="2"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ODDZIAŁ</text:p>
          </table:table-cell>
          <table:table-cell table:style-name="ce4" office:value-type="string" calcext:value-type="string">
            <text:p>DEPART</text:p>
          </table:table-cell>
          <table:table-cell table:style-name="ce4" office:value-type="string" calcext:value-type="string">
            <text:p>DATA ZATR.</text:p>
          </table:table-cell>
          <table:table-cell table:style-name="ce8" office:value-type="string" calcext:value-type="string">
            <text:p>GODZ</text:p>
          </table:table-cell>
          <table:table-cell table:style-name="ce8" office:value-type="string" calcext:value-type="string">
            <text:p>STAWKA GODZ.</text:p>
          </table:table-cell>
          <table:table-cell table:style-name="ce8" office:value-type="string" calcext:value-type="string">
            <text:p>PŁACA BRUTTO</text:p>
          </table:table-cell>
          <table:table-cell table:style-name="ce8" office:value-type="string" calcext:value-type="string">
            <text:p>OKRES ZATRUDNIENIA</text:p>
          </table:table-cell>
          <table:table-cell table:style-name="ce8" office:value-type="string" calcext:value-type="string">
            <text:p>PREMIA</text:p>
          </table:table-cell>
          <table:table-cell table:style-name="ce16"/>
        </table:table-row>
      </table:table>
      <table:named-expressions/>
      <table:database-ranges>
        <table:database-range table:name="__Anonymous_Sheet_DB__1" table:target-range-address="Lista.A1:Lista.L95">
          <table:filter table:target-range-address="Sheet4.C77" table:condition-source-range-address="Lista.N11:Lista.O12">
            <table:filter-and>
              <table:filter-condition table:field-number="5" table:value="1988-1990" table:operator="="/>
              <table:filter-condition table:field-number="4" table:value="Rajdy Dziecinne" table:operator="="/>
            </table:filter-and>
          </table:filter>
        </table:database-range>
        <table:database-range table:name="__Anonymous_Sheet_DB__2" table:target-range-address="Wyniki.B4:Wyniki.J5"/>
        <table:database-range table:name="__Anonymous_Sheet_DB__3" table:target-range-address="Sheet4.C77:Sheet4.N7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number-style style:name="N118">
      <number:number number:decimal-places="2" loext:min-decimal-places="2" number:min-integer-digits="1" number:grouping="true"/>
      <number:text>     </number:text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4:45:13.1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Zadania" style:display-name="PageStyle_Zad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" style:display-name="PageStyle_Lis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niki" style:display-name="PageStyle_Wyni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.Małocha</meta:initial-creator>
    <meta:creation-date>1996-02-29T22:14:50</meta:creation-date>
    <dc:date>2019-05-16T19:00:07.046000000</dc:date>
    <meta:editing-cycles>9</meta:editing-cycles>
    <meta:editing-duration>PT1H12M4S</meta:editing-duration>
    <meta:generator>LibreOffice/5.4.2.2$Windows_x86 LibreOffice_project/22b09f6418e8c2d508a9eaf86b2399209b0990f4</meta:generator>
    <meta:document-statistic meta:table-count="4" meta:cell-count="1728" meta:object-count="0"/>
  </office:meta>
</office:document-meta>
</file>